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B4C7E7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C5E0B4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7.224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103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3.59833333333333cm"/>
    </style:style>
    <style:style style:name="co10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36.7pt" style:use-optimal-row-height="false" fo:break-before="auto"/>
    </style:style>
    <style:style style:name="ro3" style:family="table-row">
      <style:table-row-properties style:row-height="29.95pt" style:use-optimal-row-height="false" fo:break-before="auto"/>
    </style:style>
    <style:style style:name="ro4" style:family="table-row">
      <style:table-row-properties style:row-height="14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6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7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8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9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1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ZIO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number-columns-repeated="2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number-columns-repeated="12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9" table:number-columns-repeated="998" table:default-cell-style-name="ce1"/>
        <table:table-column table:style-name="co10" table:number-columns-repeated="15360" table:default-cell-style-name="ce1"/>
        <table:table-row table:style-name="ro1">
          <table:table-cell table:number-columns-repeated="5" table:style-name="ce1"/>
          <table:table-cell table:style-name="ce2"/>
          <table:table-cell table:style-name="ce1"/>
          <table:table-cell office:value-type="float" office:value="201805" table:formula="of:=YEAR([.$F$3])*100+MONTH([.$F$3])" table:style-name="ce3">
            <text:p>201805</text:p>
          </table:table-cell>
          <table:table-cell office:value-type="float" office:value="201806" table:formula="of:=IF(RIGHT([.H1];2)&lt;&quot;12&quot;;[.H1]+1;(LEFT([.H1];4)+1)*100+1)" table:style-name="ce4">
            <text:p>201806</text:p>
          </table:table-cell>
          <table:table-cell office:value-type="float" office:value="201807" table:formula="of:=IF(RIGHT([.I1];2)&lt;&quot;12&quot;;[.I1]+1;(LEFT([.I1];4)+1)*100+1)" table:style-name="ce4">
            <text:p>201807</text:p>
          </table:table-cell>
          <table:table-cell office:value-type="float" office:value="201808" table:formula="of:=IF(RIGHT([.J1];2)&lt;&quot;12&quot;;[.J1]+1;(LEFT([.J1];4)+1)*100+1)" table:style-name="ce4">
            <text:p>201808</text:p>
          </table:table-cell>
          <table:table-cell office:value-type="float" office:value="201809" table:formula="of:=IF(RIGHT([.K1];2)&lt;&quot;12&quot;;[.K1]+1;(LEFT([.K1];4)+1)*100+1)" table:style-name="ce4">
            <text:p>201809</text:p>
          </table:table-cell>
          <table:table-cell office:value-type="float" office:value="201810" table:formula="of:=IF(RIGHT([.L1];2)&lt;&quot;12&quot;;[.L1]+1;(LEFT([.L1];4)+1)*100+1)" table:style-name="ce4">
            <text:p>201810</text:p>
          </table:table-cell>
          <table:table-cell office:value-type="float" office:value="201811" table:formula="of:=IF(RIGHT([.M1];2)&lt;&quot;12&quot;;[.M1]+1;(LEFT([.M1];4)+1)*100+1)" table:style-name="ce4">
            <text:p>201811</text:p>
          </table:table-cell>
          <table:table-cell office:value-type="float" office:value="201812" table:formula="of:=IF(RIGHT([.N1];2)&lt;&quot;12&quot;;[.N1]+1;(LEFT([.N1];4)+1)*100+1)" table:style-name="ce4">
            <text:p>201812</text:p>
          </table:table-cell>
          <table:table-cell office:value-type="float" office:value="201901" table:formula="of:=IF(RIGHT([.O1];2)&lt;&quot;12&quot;;[.O1]+1;(LEFT([.O1];4)+1)*100+1)" table:style-name="ce4">
            <text:p>201901</text:p>
          </table:table-cell>
          <table:table-cell office:value-type="float" office:value="201902" table:formula="of:=IF(RIGHT([.P1];2)&lt;&quot;12&quot;;[.P1]+1;(LEFT([.P1];4)+1)*100+1)" table:style-name="ce4">
            <text:p>201902</text:p>
          </table:table-cell>
          <table:table-cell office:value-type="float" office:value="201903" table:formula="of:=IF(RIGHT([.Q1];2)&lt;&quot;12&quot;;[.Q1]+1;(LEFT([.Q1];4)+1)*100+1)" table:style-name="ce4">
            <text:p>201903</text:p>
          </table:table-cell>
          <table:table-cell office:value-type="float" office:value="201904" table:formula="of:=IF(RIGHT([.R1];2)&lt;&quot;12&quot;;[.R1]+1;(LEFT([.R1];4)+1)*100+1)" table:style-name="ce4">
            <text:p>201904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5">
            <text:p>Attività</text:p>
          </table:table-cell>
          <table:table-cell office:value-type="string" table:style-name="ce5">
            <text:p>Descrizione</text:p>
          </table:table-cell>
          <table:table-cell office:value-type="string" table:style-name="ce5">
            <text:p>Progressivo e vincoli</text:p>
          </table:table-cell>
          <table:table-cell office:value-type="string" table:style-name="ce6">
            <text:p>Data inizio</text:p>
          </table:table-cell>
          <table:table-cell office:value-type="string" table:style-name="ce7">
            <text:p>Data fine</text:p>
          </table:table-cell>
          <table:table-cell office:value-type="string" table:style-name="ce8">
            <text:p>Inizio Risched.</text:p>
          </table:table-cell>
          <table:table-cell office:value-type="string" table:style-name="ce7">
            <text:p>Fine Risched</text:p>
          </table:table-cell>
          <table:table-cell office:value-type="string" table:style-name="ce5">
            <text:p>M1</text:p>
          </table:table-cell>
          <table:table-cell office:value-type="string" table:style-name="ce5">
            <text:p>M2</text:p>
          </table:table-cell>
          <table:table-cell office:value-type="string" table:style-name="ce5">
            <text:p>M3</text:p>
          </table:table-cell>
          <table:table-cell office:value-type="string" table:style-name="ce5">
            <text:p>M4</text:p>
          </table:table-cell>
          <table:table-cell office:value-type="string" table:style-name="ce5">
            <text:p>M5</text:p>
          </table:table-cell>
          <table:table-cell office:value-type="string" table:style-name="ce5">
            <text:p>M6</text:p>
          </table:table-cell>
          <table:table-cell office:value-type="string" table:style-name="ce5">
            <text:p>M7</text:p>
          </table:table-cell>
          <table:table-cell office:value-type="string" table:style-name="ce5">
            <text:p>M8</text:p>
          </table:table-cell>
          <table:table-cell office:value-type="string" table:style-name="ce5">
            <text:p>M9</text:p>
          </table:table-cell>
          <table:table-cell office:value-type="string" table:style-name="ce5">
            <text:p>M10</text:p>
          </table:table-cell>
          <table:table-cell office:value-type="string" table:style-name="ce5">
            <text:p>M11</text:p>
          </table:table-cell>
          <table:table-cell office:value-type="string" table:style-name="ce5">
            <text:p>M12</text:p>
          </table:table-cell>
          <table:table-cell table:number-columns-repeated="7" table:style-name="ce9"/>
          <table:table-cell table:number-columns-repeated="16358"/>
        </table:table-row>
        <table:table-row table:style-name="ro3">
          <table:table-cell office:value-type="string" table:style-name="ce10">
            <text:p>A1.1</text:p>
          </table:table-cell>
          <table:table-cell office:value-type="string" table:style-name="ce11">
            <text:p>Kickoff di Progetto<text:s/><text:span text:style-name="T2">con descrizione degli obiettivi progettuali, azioni ed attività, composizione del Comitato Scientifico, ruoli e responsabilità per le diverse azioni progettuali</text:span><text:span text:style-name="T2"/></text:p>
            <text:p><text:span text:style-name="T2">Output:</text:span><text:span text:style-name="T2"/></text:p>
            <text:p><text:span text:style-name="T2">- materiale kickoff di Progetto</text:span><text:span text:style-name="T2"/></text:p>
            <text:p><text:span text:style-name="T2">- matrice RACI per tutte le azioni ed attività del Progetto, con assegnazione di Ruoli e Responsabilità nel gruppo di lavoro e Comitato Scientifico</text:span><text:span text:style-name="T2"/></text:p>
            <text:p><text:span text:style-name="T2">- pianificazione di massima del Progetto, delle azioni ed attività</text:span><text:span text:style-name="T2"/></text:p>
            <text:p><text:span text:style-name="T2">- definizione dei prossimi passi</text:span></text:p>
          </table:table-cell>
          <table:table-cell office:value-type="float" office:value="1" table:style-name="ce12">
            <text:p>1</text:p>
          </table:table-cell>
          <table:table-cell office:value-type="date" office:date-value="2017-10-02T00:00:00" table:style-name="ce13">
            <text:p>2/10/17</text:p>
          </table:table-cell>
          <table:table-cell office:value-type="date" office:date-value="2017-10-06T00:00:00" table:style-name="ce13">
            <text:p>6/10/17</text:p>
          </table:table-cell>
          <table:table-cell office:value-type="date" office:date-value="2018-05-02T00:00:00" table:style-name="ce14">
            <text:p>2/5/18</text:p>
          </table:table-cell>
          <table:table-cell office:value-type="date" office:date-value="2018-05-06T00:00:00" table:style-name="ce14">
            <text:p>6/5/18</text:p>
          </table:table-cell>
          <table:table-cell office:value-type="string" office:string-value="X" table:formula="of:=IF(AND([.H$1]&gt;=YEAR([.$F3])*100+MONTH([.$F3]);[.H$1]&lt;=YEAR([.$G3])*100+MONTH([.$G3]));&quot;X&quot;;&quot;&quot;)" table:style-name="ce26">
            <text:p>X</text:p>
          </table:table-cell>
          <table:table-cell office:value-type="string" office:string-value="" table:formula="of:=IF(AND([.I$1]&gt;=YEAR([.$F3])*100+MONTH([.$F3]);[.I$1]&lt;=YEAR([.$G3])*100+MONTH([.$G3]));&quot;X&quot;;&quot;&quot;)" table:style-name="ce26"/>
          <table:table-cell office:value-type="string" office:string-value="" table:formula="of:=IF(AND([.J$1]&gt;=YEAR([.$F3])*100+MONTH([.$F3]);[.J$1]&lt;=YEAR([.$G3])*100+MONTH([.$G3]));&quot;X&quot;;&quot;&quot;)" table:style-name="ce26"/>
          <table:table-cell office:value-type="string" office:string-value="" table:formula="of:=IF(AND([.K$1]&gt;=YEAR([.$F3])*100+MONTH([.$F3]);[.K$1]&lt;=YEAR([.$G3])*100+MONTH([.$G3]));&quot;X&quot;;&quot;&quot;)" table:style-name="ce26"/>
          <table:table-cell office:value-type="string" office:string-value="" table:formula="of:=IF(AND([.L$1]&gt;=YEAR([.$F3])*100+MONTH([.$F3]);[.L$1]&lt;=YEAR([.$G3])*100+MONTH([.$G3]));&quot;X&quot;;&quot;&quot;)" table:style-name="ce26"/>
          <table:table-cell office:value-type="string" office:string-value="" table:formula="of:=IF(AND([.M$1]&gt;=YEAR([.$F3])*100+MONTH([.$F3]);[.M$1]&lt;=YEAR([.$G3])*100+MONTH([.$G3]));&quot;X&quot;;&quot;&quot;)" table:style-name="ce26"/>
          <table:table-cell office:value-type="string" office:string-value="" table:formula="of:=IF(AND([.N$1]&gt;=YEAR([.$F3])*100+MONTH([.$F3]);[.N$1]&lt;=YEAR([.$G3])*100+MONTH([.$G3]));&quot;X&quot;;&quot;&quot;)" table:style-name="ce26"/>
          <table:table-cell office:value-type="string" office:string-value="" table:formula="of:=IF(AND([.O$1]&gt;=YEAR([.$F3])*100+MONTH([.$F3]);[.O$1]&lt;=YEAR([.$G3])*100+MONTH([.$G3]));&quot;X&quot;;&quot;&quot;)" table:style-name="ce26"/>
          <table:table-cell office:value-type="string" office:string-value="" table:formula="of:=IF(AND([.P$1]&gt;=YEAR([.$F3])*100+MONTH([.$F3]);[.P$1]&lt;=YEAR([.$G3])*100+MONTH([.$G3]));&quot;X&quot;;&quot;&quot;)" table:style-name="ce26"/>
          <table:table-cell office:value-type="string" office:string-value="" table:formula="of:=IF(AND([.Q$1]&gt;=YEAR([.$F3])*100+MONTH([.$F3]);[.Q$1]&lt;=YEAR([.$G3])*100+MONTH([.$G3]));&quot;X&quot;;&quot;&quot;)" table:style-name="ce26"/>
          <table:table-cell office:value-type="string" office:string-value="" table:formula="of:=IF(AND([.R$1]&gt;=YEAR([.$F3])*100+MONTH([.$F3]);[.R$1]&lt;=YEAR([.$G3])*100+MONTH([.$G3]));&quot;X&quot;;&quot;&quot;)" table:style-name="ce26"/>
          <table:table-cell office:value-type="string" office:string-value="" table:formula="of:=IF(AND([.S$1]&gt;=YEAR([.$F3])*100+MONTH([.$F3]);[.S$1]&lt;=YEAR([.$G3])*100+MONTH([.$G3]));&quot;X&quot;;&quot;&quot;)" table:style-name="ce26"/>
          <table:table-cell table:number-columns-repeated="16365" table:style-name="ce1"/>
        </table:table-row>
        <table:table-row table:style-name="ro3">
          <table:table-cell office:value-type="string" table:style-name="ce10">
            <text:p>A1.2</text:p>
          </table:table-cell>
          <table:table-cell office:value-type="string" table:style-name="ce11">
            <text:p>Definizione di metodologia di Direzione, Coordinamento e Monitoraggio del Progetto<text:span text:style-name="T2"><text:s/>da parte del Comitato Scientifico, inclusa la gestione dei rischi di progetto e la metodologia di raccolta e condivisione dei documenti di Progetto e la strategia di comunicazione</text:span><text:span text:style-name="T2"/></text:p>
            <text:p><text:span text:style-name="T2">Output:</text:span><text:span text:style-name="T2"/></text:p>
            <text:p><text:span text:style-name="T2">- metodologia progettuale per assicurare una gestione omnicomprensiva dei diversi aspetti da indirizzare e manutere durante l'intero ciclo di vita del progetto</text:span><text:span text:style-name="T2"/></text:p>
            <text:p><text:span text:style-name="T2">- strategia di comunicazione interna al gruppo di lavoro</text:span></text:p>
          </table:table-cell>
          <table:table-cell office:value-type="float" office:value="2" table:style-name="ce16">
            <text:p>2</text:p>
          </table:table-cell>
          <table:table-cell office:value-type="date" office:date-value="2017-10-09T00:00:00" table:style-name="ce17">
            <text:p>9/10/17</text:p>
          </table:table-cell>
          <table:table-cell office:value-type="date" office:date-value="2017-10-13T00:00:00" table:style-name="ce14">
            <text:p>13/10/17</text:p>
          </table:table-cell>
          <table:table-cell office:value-type="date" office:date-value="2018-05-09T00:00:00" table:style-name="ce14">
            <text:p>9/5/18</text:p>
          </table:table-cell>
          <table:table-cell office:value-type="date" office:date-value="2018-05-13T00:00:00" table:style-name="ce14">
            <text:p>13/5/18</text:p>
          </table:table-cell>
          <table:table-cell office:value-type="string" office:string-value="X" table:formula="of:=IF(AND([.H$1]&gt;=YEAR([.$F4])*100+MONTH([.$F4]);[.H$1]&lt;=YEAR([.$G4])*100+MONTH([.$G4]));&quot;X&quot;;&quot;&quot;)" table:style-name="ce26">
            <text:p>X</text:p>
          </table:table-cell>
          <table:table-cell office:value-type="string" office:string-value="" table:formula="of:=IF(AND([.I$1]&gt;=YEAR([.$F4])*100+MONTH([.$F4]);[.I$1]&lt;=YEAR([.$G4])*100+MONTH([.$G4]));&quot;X&quot;;&quot;&quot;)" table:style-name="ce26"/>
          <table:table-cell office:value-type="string" office:string-value="" table:formula="of:=IF(AND([.J$1]&gt;=YEAR([.$F4])*100+MONTH([.$F4]);[.J$1]&lt;=YEAR([.$G4])*100+MONTH([.$G4]));&quot;X&quot;;&quot;&quot;)" table:style-name="ce26"/>
          <table:table-cell office:value-type="string" office:string-value="" table:formula="of:=IF(AND([.K$1]&gt;=YEAR([.$F4])*100+MONTH([.$F4]);[.K$1]&lt;=YEAR([.$G4])*100+MONTH([.$G4]));&quot;X&quot;;&quot;&quot;)" table:style-name="ce26"/>
          <table:table-cell office:value-type="string" office:string-value="" table:formula="of:=IF(AND([.L$1]&gt;=YEAR([.$F4])*100+MONTH([.$F4]);[.L$1]&lt;=YEAR([.$G4])*100+MONTH([.$G4]));&quot;X&quot;;&quot;&quot;)" table:style-name="ce26"/>
          <table:table-cell office:value-type="string" office:string-value="" table:formula="of:=IF(AND([.M$1]&gt;=YEAR([.$F4])*100+MONTH([.$F4]);[.M$1]&lt;=YEAR([.$G4])*100+MONTH([.$G4]));&quot;X&quot;;&quot;&quot;)" table:style-name="ce26"/>
          <table:table-cell office:value-type="string" office:string-value="" table:formula="of:=IF(AND([.N$1]&gt;=YEAR([.$F4])*100+MONTH([.$F4]);[.N$1]&lt;=YEAR([.$G4])*100+MONTH([.$G4]));&quot;X&quot;;&quot;&quot;)" table:style-name="ce26"/>
          <table:table-cell office:value-type="string" office:string-value="" table:formula="of:=IF(AND([.O$1]&gt;=YEAR([.$F4])*100+MONTH([.$F4]);[.O$1]&lt;=YEAR([.$G4])*100+MONTH([.$G4]));&quot;X&quot;;&quot;&quot;)" table:style-name="ce26"/>
          <table:table-cell office:value-type="string" office:string-value="" table:formula="of:=IF(AND([.P$1]&gt;=YEAR([.$F4])*100+MONTH([.$F4]);[.P$1]&lt;=YEAR([.$G4])*100+MONTH([.$G4]));&quot;X&quot;;&quot;&quot;)" table:style-name="ce26"/>
          <table:table-cell office:value-type="string" office:string-value="" table:formula="of:=IF(AND([.Q$1]&gt;=YEAR([.$F4])*100+MONTH([.$F4]);[.Q$1]&lt;=YEAR([.$G4])*100+MONTH([.$G4]));&quot;X&quot;;&quot;&quot;)" table:style-name="ce26"/>
          <table:table-cell office:value-type="string" office:string-value="" table:formula="of:=IF(AND([.R$1]&gt;=YEAR([.$F4])*100+MONTH([.$F4]);[.R$1]&lt;=YEAR([.$G4])*100+MONTH([.$G4]));&quot;X&quot;;&quot;&quot;)" table:style-name="ce26"/>
          <table:table-cell office:value-type="string" office:string-value="" table:formula="of:=IF(AND([.S$1]&gt;=YEAR([.$F4])*100+MONTH([.$F4]);[.S$1]&lt;=YEAR([.$G4])*100+MONTH([.$G4]));&quot;X&quot;;&quot;&quot;)" table:style-name="ce26"/>
          <table:table-cell table:number-columns-repeated="16365" table:style-name="ce1"/>
        </table:table-row>
        <table:table-row table:style-name="ro3">
          <table:table-cell office:value-type="string" table:style-name="ce10">
            <text:p>A1.3</text:p>
          </table:table-cell>
          <table:table-cell office:value-type="string" table:style-name="ce11">
            <text:p>Definizione del Piano di Lavoro annuale e del Programma di lavoro<text:span text:style-name="T2"><text:s/>da parte del Comitato Scientifico, con descrizione dei task progettuali e relativi obiettivi basati sulle azioni A1 - A5, indicatori e target</text:span><text:span text:style-name="T2"/></text:p>
            <text:p><text:span text:style-name="T2">Output:</text:span><text:span text:style-name="T2"/></text:p>
            <text:p><text:span text:style-name="T2">- Piano di Lavoro annuale</text:span><text:span text:style-name="T2"/></text:p>
            <text:p><text:span text:style-name="T2">- Programma di lavoro dettagliato dei task progettuali, con obiettivi, quick wins, risorse, prioritizzazione e dipendenze tra task, deliverable e tempistiche</text:span><text:span text:style-name="T2"/></text:p>
            <text:p><text:span text:style-name="T2">- indicatori e target progettuali</text:span></text:p>
          </table:table-cell>
          <table:table-cell office:value-type="float" office:value="3" table:style-name="ce16">
            <text:p>3</text:p>
          </table:table-cell>
          <table:table-cell office:value-type="date" office:date-value="2017-10-02T00:00:00" table:style-name="ce14">
            <text:p>2/10/17</text:p>
          </table:table-cell>
          <table:table-cell office:value-type="date" office:date-value="2017-10-20T00:00:00" table:style-name="ce14">
            <text:p>20/10/17</text:p>
          </table:table-cell>
          <table:table-cell office:value-type="date" office:date-value="2018-05-02T00:00:00" table:style-name="ce14">
            <text:p>2/5/18</text:p>
          </table:table-cell>
          <table:table-cell office:value-type="date" office:date-value="2018-05-20T00:00:00" table:style-name="ce14">
            <text:p>20/5/18</text:p>
          </table:table-cell>
          <table:table-cell office:value-type="string" office:string-value="X" table:formula="of:=IF(AND([.H$1]&gt;=YEAR([.$F5])*100+MONTH([.$F5]);[.H$1]&lt;=YEAR([.$G5])*100+MONTH([.$G5]));&quot;X&quot;;&quot;&quot;)" table:style-name="ce26">
            <text:p>X</text:p>
          </table:table-cell>
          <table:table-cell office:value-type="string" office:string-value="" table:formula="of:=IF(AND([.I$1]&gt;=YEAR([.$F5])*100+MONTH([.$F5]);[.I$1]&lt;=YEAR([.$G5])*100+MONTH([.$G5]));&quot;X&quot;;&quot;&quot;)" table:style-name="ce26"/>
          <table:table-cell office:value-type="string" office:string-value="" table:formula="of:=IF(AND([.J$1]&gt;=YEAR([.$F5])*100+MONTH([.$F5]);[.J$1]&lt;=YEAR([.$G5])*100+MONTH([.$G5]));&quot;X&quot;;&quot;&quot;)" table:style-name="ce26"/>
          <table:table-cell office:value-type="string" office:string-value="" table:formula="of:=IF(AND([.K$1]&gt;=YEAR([.$F5])*100+MONTH([.$F5]);[.K$1]&lt;=YEAR([.$G5])*100+MONTH([.$G5]));&quot;X&quot;;&quot;&quot;)" table:style-name="ce26"/>
          <table:table-cell office:value-type="string" office:string-value="" table:formula="of:=IF(AND([.L$1]&gt;=YEAR([.$F5])*100+MONTH([.$F5]);[.L$1]&lt;=YEAR([.$G5])*100+MONTH([.$G5]));&quot;X&quot;;&quot;&quot;)" table:style-name="ce26"/>
          <table:table-cell office:value-type="string" office:string-value="" table:formula="of:=IF(AND([.M$1]&gt;=YEAR([.$F5])*100+MONTH([.$F5]);[.M$1]&lt;=YEAR([.$G5])*100+MONTH([.$G5]));&quot;X&quot;;&quot;&quot;)" table:style-name="ce26"/>
          <table:table-cell office:value-type="string" office:string-value="" table:formula="of:=IF(AND([.N$1]&gt;=YEAR([.$F5])*100+MONTH([.$F5]);[.N$1]&lt;=YEAR([.$G5])*100+MONTH([.$G5]));&quot;X&quot;;&quot;&quot;)" table:style-name="ce26"/>
          <table:table-cell office:value-type="string" office:string-value="" table:formula="of:=IF(AND([.O$1]&gt;=YEAR([.$F5])*100+MONTH([.$F5]);[.O$1]&lt;=YEAR([.$G5])*100+MONTH([.$G5]));&quot;X&quot;;&quot;&quot;)" table:style-name="ce26"/>
          <table:table-cell office:value-type="string" office:string-value="" table:formula="of:=IF(AND([.P$1]&gt;=YEAR([.$F5])*100+MONTH([.$F5]);[.P$1]&lt;=YEAR([.$G5])*100+MONTH([.$G5]));&quot;X&quot;;&quot;&quot;)" table:style-name="ce26"/>
          <table:table-cell office:value-type="string" office:string-value="" table:formula="of:=IF(AND([.Q$1]&gt;=YEAR([.$F5])*100+MONTH([.$F5]);[.Q$1]&lt;=YEAR([.$G5])*100+MONTH([.$G5]));&quot;X&quot;;&quot;&quot;)" table:style-name="ce26"/>
          <table:table-cell office:value-type="string" office:string-value="" table:formula="of:=IF(AND([.R$1]&gt;=YEAR([.$F5])*100+MONTH([.$F5]);[.R$1]&lt;=YEAR([.$G5])*100+MONTH([.$G5]));&quot;X&quot;;&quot;&quot;)" table:style-name="ce26"/>
          <table:table-cell office:value-type="string" office:string-value="" table:formula="of:=IF(AND([.S$1]&gt;=YEAR([.$F5])*100+MONTH([.$F5]);[.S$1]&lt;=YEAR([.$G5])*100+MONTH([.$G5]));&quot;X&quot;;&quot;&quot;)" table:style-name="ce26"/>
          <table:table-cell table:number-columns-repeated="16365" table:style-name="ce1"/>
        </table:table-row>
        <table:table-row table:style-name="ro3">
          <table:table-cell office:value-type="string" table:style-name="ce10">
            <text:p>A1.4</text:p>
          </table:table-cell>
          <table:table-cell office:value-type="string" table:style-name="ce11">
            <text:p>Esecuzione del Programma di lavoro<text:s/><text:span text:style-name="T2">con Direzione, Coordinamento e Monitoraggio del Comitato Scientifico</text:span><text:span text:style-name="T2"/></text:p>
            <text:p><text:span text:style-name="T2">Output:</text:span><text:span text:style-name="T2"/></text:p>
            <text:p><text:span text:style-name="T2">- SAL mensili degli obiettivi e dei task progettuali, con attenzione ai quick wins ed al monitoraggio dei rischi</text:span><text:span text:style-name="T2"/></text:p>
            <text:p><text:span text:style-name="T2">- misurazioni degli indicatori, con individuazione degli scostamenti e definizione di nuovi indicatori o nuovi target</text:span><text:span text:style-name="T2"/></text:p>
            <text:p><text:span text:style-name="T2">- Programma di lavoro aggiornato con azioni correttive, ripianificazione di task, nuovi indicatori o nuovi target</text:span><text:span text:style-name="T2"/></text:p>
            <text:p><text:span text:style-name="T2">- comunicazioni ai partner</text:span></text:p>
          </table:table-cell>
          <table:table-cell office:value-type="float" office:value="4" table:style-name="ce16">
            <text:p>4</text:p>
          </table:table-cell>
          <table:table-cell office:value-type="date" office:date-value="2017-10-23T00:00:00" table:style-name="ce14">
            <text:p>23/10/17</text:p>
          </table:table-cell>
          <table:table-cell office:value-type="date" office:date-value="2018-09-28T00:00:00" table:style-name="ce14">
            <text:p>28/9/18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9-04-28T00:00:00" table:style-name="ce14">
            <text:p>28/4/19</text:p>
          </table:table-cell>
          <table:table-cell office:value-type="string" office:string-value="X" table:formula="of:=IF(AND([.H$1]&gt;=YEAR([.$F6])*100+MONTH([.$F6]);[.H$1]&lt;=YEAR([.$G6])*100+MONTH([.$G6]));&quot;X&quot;;&quot;&quot;)" table:style-name="ce26">
            <text:p>X</text:p>
          </table:table-cell>
          <table:table-cell office:value-type="string" office:string-value="X" table:formula="of:=IF(AND([.I$1]&gt;=YEAR([.$F6])*100+MONTH([.$F6]);[.I$1]&lt;=YEAR([.$G6])*100+MONTH([.$G6]));&quot;X&quot;;&quot;&quot;)" table:style-name="ce26">
            <text:p>X</text:p>
          </table:table-cell>
          <table:table-cell office:value-type="string" office:string-value="X" table:formula="of:=IF(AND([.J$1]&gt;=YEAR([.$F6])*100+MONTH([.$F6]);[.J$1]&lt;=YEAR([.$G6])*100+MONTH([.$G6]));&quot;X&quot;;&quot;&quot;)" table:style-name="ce26">
            <text:p>X</text:p>
          </table:table-cell>
          <table:table-cell office:value-type="string" office:string-value="X" table:formula="of:=IF(AND([.K$1]&gt;=YEAR([.$F6])*100+MONTH([.$F6]);[.K$1]&lt;=YEAR([.$G6])*100+MONTH([.$G6]));&quot;X&quot;;&quot;&quot;)" table:style-name="ce26">
            <text:p>X</text:p>
          </table:table-cell>
          <table:table-cell office:value-type="string" office:string-value="X" table:formula="of:=IF(AND([.L$1]&gt;=YEAR([.$F6])*100+MONTH([.$F6]);[.L$1]&lt;=YEAR([.$G6])*100+MONTH([.$G6]));&quot;X&quot;;&quot;&quot;)" table:style-name="ce26">
            <text:p>X</text:p>
          </table:table-cell>
          <table:table-cell office:value-type="string" office:string-value="X" table:formula="of:=IF(AND([.M$1]&gt;=YEAR([.$F6])*100+MONTH([.$F6]);[.M$1]&lt;=YEAR([.$G6])*100+MONTH([.$G6]));&quot;X&quot;;&quot;&quot;)" table:style-name="ce26">
            <text:p>X</text:p>
          </table:table-cell>
          <table:table-cell office:value-type="string" office:string-value="X" table:formula="of:=IF(AND([.N$1]&gt;=YEAR([.$F6])*100+MONTH([.$F6]);[.N$1]&lt;=YEAR([.$G6])*100+MONTH([.$G6]));&quot;X&quot;;&quot;&quot;)" table:style-name="ce26">
            <text:p>X</text:p>
          </table:table-cell>
          <table:table-cell office:value-type="string" office:string-value="X" table:formula="of:=IF(AND([.O$1]&gt;=YEAR([.$F6])*100+MONTH([.$F6]);[.O$1]&lt;=YEAR([.$G6])*100+MONTH([.$G6]));&quot;X&quot;;&quot;&quot;)" table:style-name="ce26">
            <text:p>X</text:p>
          </table:table-cell>
          <table:table-cell office:value-type="string" office:string-value="X" table:formula="of:=IF(AND([.P$1]&gt;=YEAR([.$F6])*100+MONTH([.$F6]);[.P$1]&lt;=YEAR([.$G6])*100+MONTH([.$G6]));&quot;X&quot;;&quot;&quot;)" table:style-name="ce26">
            <text:p>X</text:p>
          </table:table-cell>
          <table:table-cell office:value-type="string" office:string-value="X" table:formula="of:=IF(AND([.Q$1]&gt;=YEAR([.$F6])*100+MONTH([.$F6]);[.Q$1]&lt;=YEAR([.$G6])*100+MONTH([.$G6]));&quot;X&quot;;&quot;&quot;)" table:style-name="ce26">
            <text:p>X</text:p>
          </table:table-cell>
          <table:table-cell office:value-type="string" office:string-value="X" table:formula="of:=IF(AND([.R$1]&gt;=YEAR([.$F6])*100+MONTH([.$F6]);[.R$1]&lt;=YEAR([.$G6])*100+MONTH([.$G6]));&quot;X&quot;;&quot;&quot;)" table:style-name="ce26">
            <text:p>X</text:p>
          </table:table-cell>
          <table:table-cell office:value-type="string" office:string-value="X" table:formula="of:=IF(AND([.S$1]&gt;=YEAR([.$F6])*100+MONTH([.$F6]);[.S$1]&lt;=YEAR([.$G6])*100+MONTH([.$G6]));&quot;X&quot;;&quot;&quot;)" table:style-name="ce26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0">
            <text:p>A1.5</text:p>
          </table:table-cell>
          <table:table-cell office:value-type="string" table:style-name="ce11">
            <text:p>Monitoraggio amministrativo mensile dei costi di Progetto<text:s/><text:span text:style-name="T2">nel rispetto dell'intervento finanziato e delle tipologie di spesa ritenute ammissibili</text:span><text:span text:style-name="T2"/></text:p>
            <text:p><text:span text:style-name="T2">Output:</text:span><text:span text:style-name="T2"/></text:p>
            <text:p><text:span text:style-name="T2">- stati avanzamento amministrativi periodici</text:span><text:span text:style-name="T2"/></text:p>
            <text:p><text:span text:style-name="T2">- misurazione degli indicatori amministrativi, con individuazione degli scostamenti rispetto ai target definiti ed azioni di miglioramento</text:span><text:span text:style-name="T2"/></text:p>
            <text:p><text:span text:style-name="T2">- comunicazioni ai partner</text:span></text:p>
          </table:table-cell>
          <table:table-cell office:value-type="float" office:value="4" table:style-name="ce16">
            <text:p>4</text:p>
          </table:table-cell>
          <table:table-cell office:value-type="date" office:date-value="2017-10-02T00:00:00" table:style-name="ce14">
            <text:p>2/10/17</text:p>
          </table:table-cell>
          <table:table-cell office:value-type="date" office:date-value="2018-09-28T00:00:00" table:style-name="ce14">
            <text:p>28/9/18</text:p>
          </table:table-cell>
          <table:table-cell office:value-type="date" office:date-value="2018-05-02T00:00:00" table:style-name="ce14">
            <text:p>2/5/18</text:p>
          </table:table-cell>
          <table:table-cell office:value-type="date" office:date-value="2019-04-28T00:00:00" table:style-name="ce14">
            <text:p>28/4/19</text:p>
          </table:table-cell>
          <table:table-cell office:value-type="string" office:string-value="X" table:formula="of:=IF(AND([.H$1]&gt;=YEAR([.$F7])*100+MONTH([.$F7]);[.H$1]&lt;=YEAR([.$G7])*100+MONTH([.$G7]));&quot;X&quot;;&quot;&quot;)" table:style-name="ce26">
            <text:p>X</text:p>
          </table:table-cell>
          <table:table-cell office:value-type="string" office:string-value="X" table:formula="of:=IF(AND([.I$1]&gt;=YEAR([.$F7])*100+MONTH([.$F7]);[.I$1]&lt;=YEAR([.$G7])*100+MONTH([.$G7]));&quot;X&quot;;&quot;&quot;)" table:style-name="ce26">
            <text:p>X</text:p>
          </table:table-cell>
          <table:table-cell office:value-type="string" office:string-value="X" table:formula="of:=IF(AND([.J$1]&gt;=YEAR([.$F7])*100+MONTH([.$F7]);[.J$1]&lt;=YEAR([.$G7])*100+MONTH([.$G7]));&quot;X&quot;;&quot;&quot;)" table:style-name="ce26">
            <text:p>X</text:p>
          </table:table-cell>
          <table:table-cell office:value-type="string" office:string-value="X" table:formula="of:=IF(AND([.K$1]&gt;=YEAR([.$F7])*100+MONTH([.$F7]);[.K$1]&lt;=YEAR([.$G7])*100+MONTH([.$G7]));&quot;X&quot;;&quot;&quot;)" table:style-name="ce26">
            <text:p>X</text:p>
          </table:table-cell>
          <table:table-cell office:value-type="string" office:string-value="X" table:formula="of:=IF(AND([.L$1]&gt;=YEAR([.$F7])*100+MONTH([.$F7]);[.L$1]&lt;=YEAR([.$G7])*100+MONTH([.$G7]));&quot;X&quot;;&quot;&quot;)" table:style-name="ce26">
            <text:p>X</text:p>
          </table:table-cell>
          <table:table-cell office:value-type="string" office:string-value="X" table:formula="of:=IF(AND([.M$1]&gt;=YEAR([.$F7])*100+MONTH([.$F7]);[.M$1]&lt;=YEAR([.$G7])*100+MONTH([.$G7]));&quot;X&quot;;&quot;&quot;)" table:style-name="ce26">
            <text:p>X</text:p>
          </table:table-cell>
          <table:table-cell office:value-type="string" office:string-value="X" table:formula="of:=IF(AND([.N$1]&gt;=YEAR([.$F7])*100+MONTH([.$F7]);[.N$1]&lt;=YEAR([.$G7])*100+MONTH([.$G7]));&quot;X&quot;;&quot;&quot;)" table:style-name="ce26">
            <text:p>X</text:p>
          </table:table-cell>
          <table:table-cell office:value-type="string" office:string-value="X" table:formula="of:=IF(AND([.O$1]&gt;=YEAR([.$F7])*100+MONTH([.$F7]);[.O$1]&lt;=YEAR([.$G7])*100+MONTH([.$G7]));&quot;X&quot;;&quot;&quot;)" table:style-name="ce26">
            <text:p>X</text:p>
          </table:table-cell>
          <table:table-cell office:value-type="string" office:string-value="X" table:formula="of:=IF(AND([.P$1]&gt;=YEAR([.$F7])*100+MONTH([.$F7]);[.P$1]&lt;=YEAR([.$G7])*100+MONTH([.$G7]));&quot;X&quot;;&quot;&quot;)" table:style-name="ce26">
            <text:p>X</text:p>
          </table:table-cell>
          <table:table-cell office:value-type="string" office:string-value="X" table:formula="of:=IF(AND([.Q$1]&gt;=YEAR([.$F7])*100+MONTH([.$F7]);[.Q$1]&lt;=YEAR([.$G7])*100+MONTH([.$G7]));&quot;X&quot;;&quot;&quot;)" table:style-name="ce26">
            <text:p>X</text:p>
          </table:table-cell>
          <table:table-cell office:value-type="string" office:string-value="X" table:formula="of:=IF(AND([.R$1]&gt;=YEAR([.$F7])*100+MONTH([.$F7]);[.R$1]&lt;=YEAR([.$G7])*100+MONTH([.$G7]));&quot;X&quot;;&quot;&quot;)" table:style-name="ce26">
            <text:p>X</text:p>
          </table:table-cell>
          <table:table-cell office:value-type="string" office:string-value="X" table:formula="of:=IF(AND([.S$1]&gt;=YEAR([.$F7])*100+MONTH([.$F7]);[.S$1]&lt;=YEAR([.$G7])*100+MONTH([.$G7]));&quot;X&quot;;&quot;&quot;)" table:style-name="ce26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0">
            <text:p>A1.6</text:p>
          </table:table-cell>
          <table:table-cell office:value-type="string" table:style-name="ce11">
            <text:p>Chiusura del Progetto<text:span text:style-name="T2">, con verifica complessiva degli obiettivi delle azioni e focus su quelli rivolti a evoluzione, promozione, comunicazione e disseminazione della buona pratica e "lessons learned" per assicurare l'evoluzione della buona pratica</text:span><text:span text:style-name="T2"/></text:p>
            <text:p><text:span text:style-name="T2">Output:</text:span><text:span text:style-name="T2"/></text:p>
            <text:p><text:span text:style-name="T2">- raccolta di tutti i documenti di progetto</text:span><text:span text:style-name="T2"/></text:p>
            <text:p><text:span text:style-name="T2">- versione definitiva del kit di riuso</text:span><text:span text:style-name="T2"/></text:p>
            <text:p><text:span text:style-name="T2">- indicatori e target finali per l'attuazione della buona pratica</text:span><text:span text:style-name="T2"/></text:p>
            <text:p><text:span text:style-name="T2">- raccomandazioni per future attuazioni della buona pratica</text:span></text:p>
          </table:table-cell>
          <table:table-cell office:value-type="string" table:style-name="ce16">
            <text:p>da inserire alla fine</text:p>
          </table:table-cell>
          <table:table-cell office:value-type="date" office:date-value="2018-09-03T00:00:00" table:style-name="ce14">
            <text:p>3/9/18</text:p>
          </table:table-cell>
          <table:table-cell office:value-type="date" office:date-value="2018-09-28T00:00:00" table:style-name="ce14">
            <text:p>28/9/18</text:p>
          </table:table-cell>
          <table:table-cell office:value-type="date" office:date-value="2019-04-03T00:00:00" table:style-name="ce14">
            <text:p>3/4/19</text:p>
          </table:table-cell>
          <table:table-cell office:value-type="date" office:date-value="2019-04-28T00:00:00" table:style-name="ce14">
            <text:p>28/4/19</text:p>
          </table:table-cell>
          <table:table-cell office:value-type="string" office:string-value="" table:formula="of:=IF(AND([.H$1]&gt;=YEAR([.$F8])*100+MONTH([.$F8]);[.H$1]&lt;=YEAR([.$G8])*100+MONTH([.$G8]));&quot;X&quot;;&quot;&quot;)" table:style-name="ce26"/>
          <table:table-cell office:value-type="string" office:string-value="" table:formula="of:=IF(AND([.I$1]&gt;=YEAR([.$F8])*100+MONTH([.$F8]);[.I$1]&lt;=YEAR([.$G8])*100+MONTH([.$G8]));&quot;X&quot;;&quot;&quot;)" table:style-name="ce26"/>
          <table:table-cell office:value-type="string" office:string-value="" table:formula="of:=IF(AND([.J$1]&gt;=YEAR([.$F8])*100+MONTH([.$F8]);[.J$1]&lt;=YEAR([.$G8])*100+MONTH([.$G8]));&quot;X&quot;;&quot;&quot;)" table:style-name="ce26"/>
          <table:table-cell office:value-type="string" office:string-value="" table:formula="of:=IF(AND([.K$1]&gt;=YEAR([.$F8])*100+MONTH([.$F8]);[.K$1]&lt;=YEAR([.$G8])*100+MONTH([.$G8]));&quot;X&quot;;&quot;&quot;)" table:style-name="ce26"/>
          <table:table-cell office:value-type="string" office:string-value="" table:formula="of:=IF(AND([.L$1]&gt;=YEAR([.$F8])*100+MONTH([.$F8]);[.L$1]&lt;=YEAR([.$G8])*100+MONTH([.$G8]));&quot;X&quot;;&quot;&quot;)" table:style-name="ce26"/>
          <table:table-cell office:value-type="string" office:string-value="" table:formula="of:=IF(AND([.M$1]&gt;=YEAR([.$F8])*100+MONTH([.$F8]);[.M$1]&lt;=YEAR([.$G8])*100+MONTH([.$G8]));&quot;X&quot;;&quot;&quot;)" table:style-name="ce26"/>
          <table:table-cell office:value-type="string" office:string-value="" table:formula="of:=IF(AND([.N$1]&gt;=YEAR([.$F8])*100+MONTH([.$F8]);[.N$1]&lt;=YEAR([.$G8])*100+MONTH([.$G8]));&quot;X&quot;;&quot;&quot;)" table:style-name="ce26"/>
          <table:table-cell office:value-type="string" office:string-value="" table:formula="of:=IF(AND([.O$1]&gt;=YEAR([.$F8])*100+MONTH([.$F8]);[.O$1]&lt;=YEAR([.$G8])*100+MONTH([.$G8]));&quot;X&quot;;&quot;&quot;)" table:style-name="ce26"/>
          <table:table-cell office:value-type="string" office:string-value="" table:formula="of:=IF(AND([.P$1]&gt;=YEAR([.$F8])*100+MONTH([.$F8]);[.P$1]&lt;=YEAR([.$G8])*100+MONTH([.$G8]));&quot;X&quot;;&quot;&quot;)" table:style-name="ce26"/>
          <table:table-cell office:value-type="string" office:string-value="" table:formula="of:=IF(AND([.Q$1]&gt;=YEAR([.$F8])*100+MONTH([.$F8]);[.Q$1]&lt;=YEAR([.$G8])*100+MONTH([.$G8]));&quot;X&quot;;&quot;&quot;)" table:style-name="ce26"/>
          <table:table-cell office:value-type="string" office:string-value="" table:formula="of:=IF(AND([.R$1]&gt;=YEAR([.$F8])*100+MONTH([.$F8]);[.R$1]&lt;=YEAR([.$G8])*100+MONTH([.$G8]));&quot;X&quot;;&quot;&quot;)" table:style-name="ce26"/>
          <table:table-cell office:value-type="string" office:string-value="X" table:formula="of:=IF(AND([.S$1]&gt;=YEAR([.$F8])*100+MONTH([.$F8]);[.S$1]&lt;=YEAR([.$G8])*100+MONTH([.$G8]));&quot;X&quot;;&quot;&quot;)" table:style-name="ce26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8">
            <text:p>A2.1</text:p>
          </table:table-cell>
          <table:table-cell office:value-type="string" table:style-name="ce11">
            <text:p>Definizione e Descrizione dei fattori amministrativi, normativi o regolamentari interni ed esterni<text:span text:style-name="T2">, quali ad esempio normativa sulla conservazione, standard di riferimento nazionali ed internazionali, accreditamento e certificazioni conservatori, piani strategici, accordi d'intesa, convenzione enti, ecc.</text:span><text:span text:style-name="T2"/></text:p>
            <text:p><text:span text:style-name="T2">Output: Capitoli 1-4 del modello di Manuale di Conservazione di scenario 1 e 3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1-03T00:00:00" table:style-name="ce14">
            <text:p>3/11/17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8-06-03T00:00:00" table:style-name="ce14">
            <text:p>3/6/18</text:p>
          </table:table-cell>
          <table:table-cell office:value-type="string" office:string-value="X" table:formula="of:=IF(AND([.H$1]&gt;=YEAR([.$F9])*100+MONTH([.$F9]);[.H$1]&lt;=YEAR([.$G9])*100+MONTH([.$G9]));&quot;X&quot;;&quot;&quot;)" table:style-name="ce27">
            <text:p>X</text:p>
          </table:table-cell>
          <table:table-cell office:value-type="string" office:string-value="X" table:formula="of:=IF(AND([.I$1]&gt;=YEAR([.$F9])*100+MONTH([.$F9]);[.I$1]&lt;=YEAR([.$G9])*100+MONTH([.$G9]));&quot;X&quot;;&quot;&quot;)" table:style-name="ce27">
            <text:p>X</text:p>
          </table:table-cell>
          <table:table-cell office:value-type="string" office:string-value="" table:formula="of:=IF(AND([.J$1]&gt;=YEAR([.$F9])*100+MONTH([.$F9]);[.J$1]&lt;=YEAR([.$G9])*100+MONTH([.$G9]));&quot;X&quot;;&quot;&quot;)" table:style-name="ce27"/>
          <table:table-cell office:value-type="string" office:string-value="" table:formula="of:=IF(AND([.K$1]&gt;=YEAR([.$F9])*100+MONTH([.$F9]);[.K$1]&lt;=YEAR([.$G9])*100+MONTH([.$G9]));&quot;X&quot;;&quot;&quot;)" table:style-name="ce27"/>
          <table:table-cell office:value-type="string" office:string-value="" table:formula="of:=IF(AND([.L$1]&gt;=YEAR([.$F9])*100+MONTH([.$F9]);[.L$1]&lt;=YEAR([.$G9])*100+MONTH([.$G9]));&quot;X&quot;;&quot;&quot;)" table:style-name="ce27"/>
          <table:table-cell office:value-type="string" office:string-value="" table:formula="of:=IF(AND([.M$1]&gt;=YEAR([.$F9])*100+MONTH([.$F9]);[.M$1]&lt;=YEAR([.$G9])*100+MONTH([.$G9]));&quot;X&quot;;&quot;&quot;)" table:style-name="ce27"/>
          <table:table-cell office:value-type="string" office:string-value="" table:formula="of:=IF(AND([.N$1]&gt;=YEAR([.$F9])*100+MONTH([.$F9]);[.N$1]&lt;=YEAR([.$G9])*100+MONTH([.$G9]));&quot;X&quot;;&quot;&quot;)" table:style-name="ce27"/>
          <table:table-cell office:value-type="string" office:string-value="" table:formula="of:=IF(AND([.O$1]&gt;=YEAR([.$F9])*100+MONTH([.$F9]);[.O$1]&lt;=YEAR([.$G9])*100+MONTH([.$G9]));&quot;X&quot;;&quot;&quot;)" table:style-name="ce27"/>
          <table:table-cell office:value-type="string" office:string-value="" table:formula="of:=IF(AND([.P$1]&gt;=YEAR([.$F9])*100+MONTH([.$F9]);[.P$1]&lt;=YEAR([.$G9])*100+MONTH([.$G9]));&quot;X&quot;;&quot;&quot;)" table:style-name="ce27"/>
          <table:table-cell office:value-type="string" office:string-value="" table:formula="of:=IF(AND([.Q$1]&gt;=YEAR([.$F9])*100+MONTH([.$F9]);[.Q$1]&lt;=YEAR([.$G9])*100+MONTH([.$G9]));&quot;X&quot;;&quot;&quot;)" table:style-name="ce27"/>
          <table:table-cell office:value-type="string" office:string-value="" table:formula="of:=IF(AND([.R$1]&gt;=YEAR([.$F9])*100+MONTH([.$F9]);[.R$1]&lt;=YEAR([.$G9])*100+MONTH([.$G9]));&quot;X&quot;;&quot;&quot;)" table:style-name="ce27"/>
          <table:table-cell office:value-type="string" office:string-value="" table:formula="of:=IF(AND([.S$1]&gt;=YEAR([.$F9])*100+MONTH([.$F9]);[.S$1]&lt;=YEAR([.$G9])*100+MONTH([.$G9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2</text:p>
          </table:table-cell>
          <table:table-cell office:value-type="string" table:style-name="ce11">
            <text:p>Caratterizzazione di 6 scenari<text:span text:style-name="T2">:</text:span><text:span text:style-name="T2"/></text:p>
            <text:p><text:span text:style-name="T2">- funzionalità, criticità, contributo al miglioramento nell’efficienza operativa e/o efficacia amministrativa interna e/o esterna degli Enti;</text:span><text:span text:style-name="T2"/></text:p>
            <text:p><text:span text:style-name="T2">- descrizione dei fattori organizzativi e tecnologici interni ed esterni che possono influenzare positivamente o negativamente il riuso</text:span><text:span text:style-name="T2"/></text:p>
            <text:p><text:span text:style-name="T2">- requisiti e rischi per l'implementazione.</text:span><text:span text:style-name="T2"/></text:p>
            <text:p><text:span text:style-name="T2">Output: Quadro sinottico degli scenari di riuso</text:span><text:span text:style-name="T2"/></text:p>
            <text:p><text:span text:style-name="T2">Sintesi del singolo scenario di riuso</text:span><text:span text:style-name="T2"/></text:p>
            <text:p><text:span text:style-name="T2">Modelli di analisi dei rischi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1-03T00:00:00" table:style-name="ce14">
            <text:p>3/11/17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8-06-03T00:00:00" table:style-name="ce14">
            <text:p>3/6/18</text:p>
          </table:table-cell>
          <table:table-cell office:value-type="string" office:string-value="X" table:formula="of:=IF(AND([.H$1]&gt;=YEAR([.$F10])*100+MONTH([.$F10]);[.H$1]&lt;=YEAR([.$G10])*100+MONTH([.$G10]));&quot;X&quot;;&quot;&quot;)" table:style-name="ce27">
            <text:p>X</text:p>
          </table:table-cell>
          <table:table-cell office:value-type="string" office:string-value="X" table:formula="of:=IF(AND([.I$1]&gt;=YEAR([.$F10])*100+MONTH([.$F10]);[.I$1]&lt;=YEAR([.$G10])*100+MONTH([.$G10]));&quot;X&quot;;&quot;&quot;)" table:style-name="ce27">
            <text:p>X</text:p>
          </table:table-cell>
          <table:table-cell office:value-type="string" office:string-value="" table:formula="of:=IF(AND([.J$1]&gt;=YEAR([.$F10])*100+MONTH([.$F10]);[.J$1]&lt;=YEAR([.$G10])*100+MONTH([.$G10]));&quot;X&quot;;&quot;&quot;)" table:style-name="ce27"/>
          <table:table-cell office:value-type="string" office:string-value="" table:formula="of:=IF(AND([.K$1]&gt;=YEAR([.$F10])*100+MONTH([.$F10]);[.K$1]&lt;=YEAR([.$G10])*100+MONTH([.$G10]));&quot;X&quot;;&quot;&quot;)" table:style-name="ce27"/>
          <table:table-cell office:value-type="string" office:string-value="" table:formula="of:=IF(AND([.L$1]&gt;=YEAR([.$F10])*100+MONTH([.$F10]);[.L$1]&lt;=YEAR([.$G10])*100+MONTH([.$G10]));&quot;X&quot;;&quot;&quot;)" table:style-name="ce27"/>
          <table:table-cell office:value-type="string" office:string-value="" table:formula="of:=IF(AND([.M$1]&gt;=YEAR([.$F10])*100+MONTH([.$F10]);[.M$1]&lt;=YEAR([.$G10])*100+MONTH([.$G10]));&quot;X&quot;;&quot;&quot;)" table:style-name="ce27"/>
          <table:table-cell office:value-type="string" office:string-value="" table:formula="of:=IF(AND([.N$1]&gt;=YEAR([.$F10])*100+MONTH([.$F10]);[.N$1]&lt;=YEAR([.$G10])*100+MONTH([.$G10]));&quot;X&quot;;&quot;&quot;)" table:style-name="ce27"/>
          <table:table-cell office:value-type="string" office:string-value="" table:formula="of:=IF(AND([.O$1]&gt;=YEAR([.$F10])*100+MONTH([.$F10]);[.O$1]&lt;=YEAR([.$G10])*100+MONTH([.$G10]));&quot;X&quot;;&quot;&quot;)" table:style-name="ce27"/>
          <table:table-cell office:value-type="string" office:string-value="" table:formula="of:=IF(AND([.P$1]&gt;=YEAR([.$F10])*100+MONTH([.$F10]);[.P$1]&lt;=YEAR([.$G10])*100+MONTH([.$G10]));&quot;X&quot;;&quot;&quot;)" table:style-name="ce27"/>
          <table:table-cell office:value-type="string" office:string-value="" table:formula="of:=IF(AND([.Q$1]&gt;=YEAR([.$F10])*100+MONTH([.$F10]);[.Q$1]&lt;=YEAR([.$G10])*100+MONTH([.$G10]));&quot;X&quot;;&quot;&quot;)" table:style-name="ce27"/>
          <table:table-cell office:value-type="string" office:string-value="" table:formula="of:=IF(AND([.R$1]&gt;=YEAR([.$F10])*100+MONTH([.$F10]);[.R$1]&lt;=YEAR([.$G10])*100+MONTH([.$G10]));&quot;X&quot;;&quot;&quot;)" table:style-name="ce27"/>
          <table:table-cell office:value-type="string" office:string-value="" table:formula="of:=IF(AND([.S$1]&gt;=YEAR([.$F10])*100+MONTH([.$F10]);[.S$1]&lt;=YEAR([.$G10])*100+MONTH([.$G10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3</text:p>
          </table:table-cell>
          <table:table-cell office:value-type="string" table:style-name="ce11">
            <text:p>Elenco delle Amministrazioni che hanno riusato la buona pratica<text:span text:style-name="T2">, con il dettaglio delle funzionalità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text:span text:style-name="T2"/></text:p>
            <text:p><text:span text:style-name="T2">Output: Liste di Esempi di Referenze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0-25T00:00:00" table:style-name="ce14">
            <text:p>25/10/17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8-05-25T00:00:00" table:style-name="ce14">
            <text:p>25/5/18</text:p>
          </table:table-cell>
          <table:table-cell office:value-type="string" office:string-value="X" table:formula="of:=IF(AND([.H$1]&gt;=YEAR([.$F11])*100+MONTH([.$F11]);[.H$1]&lt;=YEAR([.$G11])*100+MONTH([.$G11]));&quot;X&quot;;&quot;&quot;)" table:style-name="ce27">
            <text:p>X</text:p>
          </table:table-cell>
          <table:table-cell office:value-type="string" office:string-value="" table:formula="of:=IF(AND([.I$1]&gt;=YEAR([.$F11])*100+MONTH([.$F11]);[.I$1]&lt;=YEAR([.$G11])*100+MONTH([.$G11]));&quot;X&quot;;&quot;&quot;)" table:style-name="ce27"/>
          <table:table-cell office:value-type="string" office:string-value="" table:formula="of:=IF(AND([.J$1]&gt;=YEAR([.$F11])*100+MONTH([.$F11]);[.J$1]&lt;=YEAR([.$G11])*100+MONTH([.$G11]));&quot;X&quot;;&quot;&quot;)" table:style-name="ce27"/>
          <table:table-cell office:value-type="string" office:string-value="" table:formula="of:=IF(AND([.K$1]&gt;=YEAR([.$F11])*100+MONTH([.$F11]);[.K$1]&lt;=YEAR([.$G11])*100+MONTH([.$G11]));&quot;X&quot;;&quot;&quot;)" table:style-name="ce27"/>
          <table:table-cell office:value-type="string" office:string-value="" table:formula="of:=IF(AND([.L$1]&gt;=YEAR([.$F11])*100+MONTH([.$F11]);[.L$1]&lt;=YEAR([.$G11])*100+MONTH([.$G11]));&quot;X&quot;;&quot;&quot;)" table:style-name="ce27"/>
          <table:table-cell office:value-type="string" office:string-value="" table:formula="of:=IF(AND([.M$1]&gt;=YEAR([.$F11])*100+MONTH([.$F11]);[.M$1]&lt;=YEAR([.$G11])*100+MONTH([.$G11]));&quot;X&quot;;&quot;&quot;)" table:style-name="ce27"/>
          <table:table-cell office:value-type="string" office:string-value="" table:formula="of:=IF(AND([.N$1]&gt;=YEAR([.$F11])*100+MONTH([.$F11]);[.N$1]&lt;=YEAR([.$G11])*100+MONTH([.$G11]));&quot;X&quot;;&quot;&quot;)" table:style-name="ce27"/>
          <table:table-cell office:value-type="string" office:string-value="" table:formula="of:=IF(AND([.O$1]&gt;=YEAR([.$F11])*100+MONTH([.$F11]);[.O$1]&lt;=YEAR([.$G11])*100+MONTH([.$G11]));&quot;X&quot;;&quot;&quot;)" table:style-name="ce27"/>
          <table:table-cell office:value-type="string" office:string-value="" table:formula="of:=IF(AND([.P$1]&gt;=YEAR([.$F11])*100+MONTH([.$F11]);[.P$1]&lt;=YEAR([.$G11])*100+MONTH([.$G11]));&quot;X&quot;;&quot;&quot;)" table:style-name="ce27"/>
          <table:table-cell office:value-type="string" office:string-value="" table:formula="of:=IF(AND([.Q$1]&gt;=YEAR([.$F11])*100+MONTH([.$F11]);[.Q$1]&lt;=YEAR([.$G11])*100+MONTH([.$G11]));&quot;X&quot;;&quot;&quot;)" table:style-name="ce27"/>
          <table:table-cell office:value-type="string" office:string-value="" table:formula="of:=IF(AND([.R$1]&gt;=YEAR([.$F11])*100+MONTH([.$F11]);[.R$1]&lt;=YEAR([.$G11])*100+MONTH([.$G11]));&quot;X&quot;;&quot;&quot;)" table:style-name="ce27"/>
          <table:table-cell office:value-type="string" office:string-value="" table:formula="of:=IF(AND([.S$1]&gt;=YEAR([.$F11])*100+MONTH([.$F11]);[.S$1]&lt;=YEAR([.$G11])*100+MONTH([.$G11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4</text:p>
          </table:table-cell>
          <table:table-cell office:value-type="string" table:style-name="ce11">
            <text:p>Indicazione di tempi e costi per l’adozione e per la gestione a regime della buona pratica<text:span text:style-name="T2">, con evidenza dei fattori che ne determinano la variabilità sulla base dell'applicazione dei diversi scenari di conservazione</text:span><text:span text:style-name="T2"/></text:p>
            <text:p><text:span text:style-name="T2">Output: Modello di calcolo di tempi e costi</text:span></text:p>
          </table:table-cell>
          <table:table-cell table:style-name="ce16"/>
          <table:table-cell office:value-type="date" office:date-value="2017-11-01T00:00:00" table:style-name="ce14">
            <text:p>1/11/17</text:p>
          </table:table-cell>
          <table:table-cell office:value-type="date" office:date-value="2017-11-10T00:00:00" table:style-name="ce14">
            <text:p>10/11/17</text:p>
          </table:table-cell>
          <table:table-cell office:value-type="date" office:date-value="2018-06-01T00:00:00" table:style-name="ce14">
            <text:p>1/6/18</text:p>
          </table:table-cell>
          <table:table-cell office:value-type="date" office:date-value="2018-06-10T00:00:00" table:style-name="ce14">
            <text:p>10/6/18</text:p>
          </table:table-cell>
          <table:table-cell office:value-type="string" office:string-value="" table:formula="of:=IF(AND([.H$1]&gt;=YEAR([.$F12])*100+MONTH([.$F12]);[.H$1]&lt;=YEAR([.$G12])*100+MONTH([.$G12]));&quot;X&quot;;&quot;&quot;)" table:style-name="ce27"/>
          <table:table-cell office:value-type="string" office:string-value="X" table:formula="of:=IF(AND([.I$1]&gt;=YEAR([.$F12])*100+MONTH([.$F12]);[.I$1]&lt;=YEAR([.$G12])*100+MONTH([.$G12]));&quot;X&quot;;&quot;&quot;)" table:style-name="ce27">
            <text:p>X</text:p>
          </table:table-cell>
          <table:table-cell office:value-type="string" office:string-value="" table:formula="of:=IF(AND([.J$1]&gt;=YEAR([.$F12])*100+MONTH([.$F12]);[.J$1]&lt;=YEAR([.$G12])*100+MONTH([.$G12]));&quot;X&quot;;&quot;&quot;)" table:style-name="ce27"/>
          <table:table-cell office:value-type="string" office:string-value="" table:formula="of:=IF(AND([.K$1]&gt;=YEAR([.$F12])*100+MONTH([.$F12]);[.K$1]&lt;=YEAR([.$G12])*100+MONTH([.$G12]));&quot;X&quot;;&quot;&quot;)" table:style-name="ce27"/>
          <table:table-cell office:value-type="string" office:string-value="" table:formula="of:=IF(AND([.L$1]&gt;=YEAR([.$F12])*100+MONTH([.$F12]);[.L$1]&lt;=YEAR([.$G12])*100+MONTH([.$G12]));&quot;X&quot;;&quot;&quot;)" table:style-name="ce27"/>
          <table:table-cell office:value-type="string" office:string-value="" table:formula="of:=IF(AND([.M$1]&gt;=YEAR([.$F12])*100+MONTH([.$F12]);[.M$1]&lt;=YEAR([.$G12])*100+MONTH([.$G12]));&quot;X&quot;;&quot;&quot;)" table:style-name="ce27"/>
          <table:table-cell office:value-type="string" office:string-value="" table:formula="of:=IF(AND([.N$1]&gt;=YEAR([.$F12])*100+MONTH([.$F12]);[.N$1]&lt;=YEAR([.$G12])*100+MONTH([.$G12]));&quot;X&quot;;&quot;&quot;)" table:style-name="ce27"/>
          <table:table-cell office:value-type="string" office:string-value="" table:formula="of:=IF(AND([.O$1]&gt;=YEAR([.$F12])*100+MONTH([.$F12]);[.O$1]&lt;=YEAR([.$G12])*100+MONTH([.$G12]));&quot;X&quot;;&quot;&quot;)" table:style-name="ce27"/>
          <table:table-cell office:value-type="string" office:string-value="" table:formula="of:=IF(AND([.P$1]&gt;=YEAR([.$F12])*100+MONTH([.$F12]);[.P$1]&lt;=YEAR([.$G12])*100+MONTH([.$G12]));&quot;X&quot;;&quot;&quot;)" table:style-name="ce27"/>
          <table:table-cell office:value-type="string" office:string-value="" table:formula="of:=IF(AND([.Q$1]&gt;=YEAR([.$F12])*100+MONTH([.$F12]);[.Q$1]&lt;=YEAR([.$G12])*100+MONTH([.$G12]));&quot;X&quot;;&quot;&quot;)" table:style-name="ce27"/>
          <table:table-cell office:value-type="string" office:string-value="" table:formula="of:=IF(AND([.R$1]&gt;=YEAR([.$F12])*100+MONTH([.$F12]);[.R$1]&lt;=YEAR([.$G12])*100+MONTH([.$G12]));&quot;X&quot;;&quot;&quot;)" table:style-name="ce27"/>
          <table:table-cell office:value-type="string" office:string-value="" table:formula="of:=IF(AND([.S$1]&gt;=YEAR([.$F12])*100+MONTH([.$F12]);[.S$1]&lt;=YEAR([.$G12])*100+MONTH([.$G12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5</text:p>
          </table:table-cell>
          <table:table-cell office:value-type="string" table:style-name="ce11">
            <text:p>Formalizzazione del Piano di adozione della Buona Pratica in base allo scenario<text:s/><text:span text:style-name="T2">in tutte le sue componenti Gestionali, Organizzative, Tecnologiche, Amministrative, Informative/formative, con indicazione di ruoli e responsabilità, fasi e attività del processo di trasferimento con il dettaglio di tempi, costi e altre risorse necessarie (competenze, personale)</text:span><text:span text:style-name="T2"/></text:p>
            <text:p><text:span text:style-name="T2">Output: Modello di Piano di adozione della Buona Pratica</text:span><text:span text:style-name="T2"/></text:p>
            <text:p><text:span text:style-name="T2">Matrice dei Fattori che determinano la variabilità del Piano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17T00:00:00" table:style-name="ce14">
            <text:p>17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17T00:00:00" table:style-name="ce14">
            <text:p>17/6/18</text:p>
          </table:table-cell>
          <table:table-cell office:value-type="string" office:string-value="" table:formula="of:=IF(AND([.H$1]&gt;=YEAR([.$F13])*100+MONTH([.$F13]);[.H$1]&lt;=YEAR([.$G13])*100+MONTH([.$G13]));&quot;X&quot;;&quot;&quot;)" table:style-name="ce27"/>
          <table:table-cell office:value-type="string" office:string-value="X" table:formula="of:=IF(AND([.I$1]&gt;=YEAR([.$F13])*100+MONTH([.$F13]);[.I$1]&lt;=YEAR([.$G13])*100+MONTH([.$G13]));&quot;X&quot;;&quot;&quot;)" table:style-name="ce27">
            <text:p>X</text:p>
          </table:table-cell>
          <table:table-cell office:value-type="string" office:string-value="" table:formula="of:=IF(AND([.J$1]&gt;=YEAR([.$F13])*100+MONTH([.$F13]);[.J$1]&lt;=YEAR([.$G13])*100+MONTH([.$G13]));&quot;X&quot;;&quot;&quot;)" table:style-name="ce27"/>
          <table:table-cell office:value-type="string" office:string-value="" table:formula="of:=IF(AND([.K$1]&gt;=YEAR([.$F13])*100+MONTH([.$F13]);[.K$1]&lt;=YEAR([.$G13])*100+MONTH([.$G13]));&quot;X&quot;;&quot;&quot;)" table:style-name="ce27"/>
          <table:table-cell office:value-type="string" office:string-value="" table:formula="of:=IF(AND([.L$1]&gt;=YEAR([.$F13])*100+MONTH([.$F13]);[.L$1]&lt;=YEAR([.$G13])*100+MONTH([.$G13]));&quot;X&quot;;&quot;&quot;)" table:style-name="ce27"/>
          <table:table-cell office:value-type="string" office:string-value="" table:formula="of:=IF(AND([.M$1]&gt;=YEAR([.$F13])*100+MONTH([.$F13]);[.M$1]&lt;=YEAR([.$G13])*100+MONTH([.$G13]));&quot;X&quot;;&quot;&quot;)" table:style-name="ce27"/>
          <table:table-cell office:value-type="string" office:string-value="" table:formula="of:=IF(AND([.N$1]&gt;=YEAR([.$F13])*100+MONTH([.$F13]);[.N$1]&lt;=YEAR([.$G13])*100+MONTH([.$G13]));&quot;X&quot;;&quot;&quot;)" table:style-name="ce27"/>
          <table:table-cell office:value-type="string" office:string-value="" table:formula="of:=IF(AND([.O$1]&gt;=YEAR([.$F13])*100+MONTH([.$F13]);[.O$1]&lt;=YEAR([.$G13])*100+MONTH([.$G13]));&quot;X&quot;;&quot;&quot;)" table:style-name="ce27"/>
          <table:table-cell office:value-type="string" office:string-value="" table:formula="of:=IF(AND([.P$1]&gt;=YEAR([.$F13])*100+MONTH([.$F13]);[.P$1]&lt;=YEAR([.$G13])*100+MONTH([.$G13]));&quot;X&quot;;&quot;&quot;)" table:style-name="ce27"/>
          <table:table-cell office:value-type="string" office:string-value="" table:formula="of:=IF(AND([.Q$1]&gt;=YEAR([.$F13])*100+MONTH([.$F13]);[.Q$1]&lt;=YEAR([.$G13])*100+MONTH([.$G13]));&quot;X&quot;;&quot;&quot;)" table:style-name="ce27"/>
          <table:table-cell office:value-type="string" office:string-value="" table:formula="of:=IF(AND([.R$1]&gt;=YEAR([.$F13])*100+MONTH([.$F13]);[.R$1]&lt;=YEAR([.$G13])*100+MONTH([.$G13]));&quot;X&quot;;&quot;&quot;)" table:style-name="ce27"/>
          <table:table-cell office:value-type="string" office:string-value="" table:formula="of:=IF(AND([.S$1]&gt;=YEAR([.$F13])*100+MONTH([.$F13]);[.S$1]&lt;=YEAR([.$G13])*100+MONTH([.$G13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6</text:p>
          </table:table-cell>
          <table:table-cell office:value-type="string" table:style-name="ce11">
            <text:p>Descrizione dei processi e delle procedure amministrativi e operativi<text:s/><text:span text:style-name="T2">oggetto dell’intervento della buona pratica e delle attività, dei ruoli e delle mansioni che dovranno essere svolti dal personale impattato dalla buona pratica</text:span><text:span text:style-name="T2"/></text:p>
            <text:p><text:span text:style-name="T2">Output: Capitoli 4,5,7 e 9 del modello di Manuale di Conservazione</text:span><text:span text:style-name="T2"/></text:p>
            <text:p><text:span text:style-name="T2">Modelli dei Processi e delle Procedure</text:span><text:span text:style-name="T2"/></text:p>
            <text:p><text:span text:style-name="T2">Linee guida per la conservazione delle diverse tipologie documentarie</text:span><text:span text:style-name="T2"/></text:p>
            <text:p><text:span text:style-name="T2">Manuale d'esercizio archivistico</text:span><text:span text:style-name="T2"/></text:p>
            <text:p><text:span text:style-name="T2">Manuale d'esercizio tecnico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17T00:00:00" table:style-name="ce14">
            <text:p>17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17T00:00:00" table:style-name="ce14">
            <text:p>17/6/18</text:p>
          </table:table-cell>
          <table:table-cell office:value-type="string" office:string-value="" table:formula="of:=IF(AND([.H$1]&gt;=YEAR([.$F14])*100+MONTH([.$F14]);[.H$1]&lt;=YEAR([.$G14])*100+MONTH([.$G14]));&quot;X&quot;;&quot;&quot;)" table:style-name="ce27"/>
          <table:table-cell office:value-type="string" office:string-value="X" table:formula="of:=IF(AND([.I$1]&gt;=YEAR([.$F14])*100+MONTH([.$F14]);[.I$1]&lt;=YEAR([.$G14])*100+MONTH([.$G14]));&quot;X&quot;;&quot;&quot;)" table:style-name="ce27">
            <text:p>X</text:p>
          </table:table-cell>
          <table:table-cell office:value-type="string" office:string-value="" table:formula="of:=IF(AND([.J$1]&gt;=YEAR([.$F14])*100+MONTH([.$F14]);[.J$1]&lt;=YEAR([.$G14])*100+MONTH([.$G14]));&quot;X&quot;;&quot;&quot;)" table:style-name="ce27"/>
          <table:table-cell office:value-type="string" office:string-value="" table:formula="of:=IF(AND([.K$1]&gt;=YEAR([.$F14])*100+MONTH([.$F14]);[.K$1]&lt;=YEAR([.$G14])*100+MONTH([.$G14]));&quot;X&quot;;&quot;&quot;)" table:style-name="ce27"/>
          <table:table-cell office:value-type="string" office:string-value="" table:formula="of:=IF(AND([.L$1]&gt;=YEAR([.$F14])*100+MONTH([.$F14]);[.L$1]&lt;=YEAR([.$G14])*100+MONTH([.$G14]));&quot;X&quot;;&quot;&quot;)" table:style-name="ce27"/>
          <table:table-cell office:value-type="string" office:string-value="" table:formula="of:=IF(AND([.M$1]&gt;=YEAR([.$F14])*100+MONTH([.$F14]);[.M$1]&lt;=YEAR([.$G14])*100+MONTH([.$G14]));&quot;X&quot;;&quot;&quot;)" table:style-name="ce27"/>
          <table:table-cell office:value-type="string" office:string-value="" table:formula="of:=IF(AND([.N$1]&gt;=YEAR([.$F14])*100+MONTH([.$F14]);[.N$1]&lt;=YEAR([.$G14])*100+MONTH([.$G14]));&quot;X&quot;;&quot;&quot;)" table:style-name="ce27"/>
          <table:table-cell office:value-type="string" office:string-value="" table:formula="of:=IF(AND([.O$1]&gt;=YEAR([.$F14])*100+MONTH([.$F14]);[.O$1]&lt;=YEAR([.$G14])*100+MONTH([.$G14]));&quot;X&quot;;&quot;&quot;)" table:style-name="ce27"/>
          <table:table-cell office:value-type="string" office:string-value="" table:formula="of:=IF(AND([.P$1]&gt;=YEAR([.$F14])*100+MONTH([.$F14]);[.P$1]&lt;=YEAR([.$G14])*100+MONTH([.$G14]));&quot;X&quot;;&quot;&quot;)" table:style-name="ce27"/>
          <table:table-cell office:value-type="string" office:string-value="" table:formula="of:=IF(AND([.Q$1]&gt;=YEAR([.$F14])*100+MONTH([.$F14]);[.Q$1]&lt;=YEAR([.$G14])*100+MONTH([.$G14]));&quot;X&quot;;&quot;&quot;)" table:style-name="ce27"/>
          <table:table-cell office:value-type="string" office:string-value="" table:formula="of:=IF(AND([.R$1]&gt;=YEAR([.$F14])*100+MONTH([.$F14]);[.R$1]&lt;=YEAR([.$G14])*100+MONTH([.$G14]));&quot;X&quot;;&quot;&quot;)" table:style-name="ce27"/>
          <table:table-cell office:value-type="string" office:string-value="" table:formula="of:=IF(AND([.S$1]&gt;=YEAR([.$F14])*100+MONTH([.$F14]);[.S$1]&lt;=YEAR([.$G14])*100+MONTH([.$G14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7</text:p>
          </table:table-cell>
          <table:table-cell office:value-type="string" table:style-name="ce11">
            <text:p>Messa a disposizione del software e della documentazione tecnica (scenari 1 e 2) e della documentazione utente (tutti gli scenari)</text:p>
            <text:p><text:span text:style-name="T2">Output: Disegno dell'architettura hw e sw del sistema</text:span><text:span text:style-name="T2"/></text:p>
            <text:p><text:span text:style-name="T2">Manuale di installazione del sw di infrastruttura</text:span><text:span text:style-name="T2"/></text:p>
            <text:p><text:span text:style-name="T2">Manuale di installazione e attivazione del sw applicativo</text:span><text:span text:style-name="T2"/></text:p>
            <text:p><text:span text:style-name="T2">Pacchetti software da installare</text:span><text:span text:style-name="T2"/></text:p>
            <text:p><text:span text:style-name="T2">Licenza d'uso</text:span><text:span text:style-name="T2"/></text:p>
            <text:p><text:span text:style-name="T2">Specifiche funzionali dell'applicativo</text:span><text:span text:style-name="T2"/></text:p>
            <text:p><text:span text:style-name="T2">Specifiche tecniche dell'applicativo</text:span><text:span text:style-name="T2"/></text:p>
            <text:p><text:span text:style-name="T2">Manuali tecnico di interfaccia</text:span><text:span text:style-name="T2"/></text:p>
            <text:p><text:span text:style-name="T2">Manuali utente specifici per profilo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1-24T00:00:00" table:style-name="ce14">
            <text:p>24/11/17</text:p>
          </table:table-cell>
          <table:table-cell office:value-type="date" office:date-value="2018-07-01T00:00:00" table:style-name="ce14">
            <text:p>1/7/18</text:p>
          </table:table-cell>
          <table:table-cell office:value-type="date" office:date-value="2018-11-30T00:00:00" table:style-name="ce14">
            <text:p>30/11/18</text:p>
          </table:table-cell>
          <table:table-cell office:value-type="string" office:string-value="" table:formula="of:=IF(AND([.H$1]&gt;=YEAR([.$F15])*100+MONTH([.$F15]);[.H$1]&lt;=YEAR([.$G15])*100+MONTH([.$G15]));&quot;X&quot;;&quot;&quot;)" table:style-name="ce27"/>
          <table:table-cell office:value-type="string" office:string-value="" table:formula="of:=IF(AND([.I$1]&gt;=YEAR([.$F15])*100+MONTH([.$F15]);[.I$1]&lt;=YEAR([.$G15])*100+MONTH([.$G15]));&quot;X&quot;;&quot;&quot;)" table:style-name="ce27"/>
          <table:table-cell office:value-type="string" office:string-value="X" table:formula="of:=IF(AND([.J$1]&gt;=YEAR([.$F15])*100+MONTH([.$F15]);[.J$1]&lt;=YEAR([.$G15])*100+MONTH([.$G15]));&quot;X&quot;;&quot;&quot;)" table:style-name="ce27">
            <text:p>X</text:p>
          </table:table-cell>
          <table:table-cell office:value-type="string" office:string-value="X" table:formula="of:=IF(AND([.K$1]&gt;=YEAR([.$F15])*100+MONTH([.$F15]);[.K$1]&lt;=YEAR([.$G15])*100+MONTH([.$G15]));&quot;X&quot;;&quot;&quot;)" table:style-name="ce27">
            <text:p>X</text:p>
          </table:table-cell>
          <table:table-cell office:value-type="string" office:string-value="X" table:formula="of:=IF(AND([.L$1]&gt;=YEAR([.$F15])*100+MONTH([.$F15]);[.L$1]&lt;=YEAR([.$G15])*100+MONTH([.$G15]));&quot;X&quot;;&quot;&quot;)" table:style-name="ce27">
            <text:p>X</text:p>
          </table:table-cell>
          <table:table-cell office:value-type="string" office:string-value="X" table:formula="of:=IF(AND([.M$1]&gt;=YEAR([.$F15])*100+MONTH([.$F15]);[.M$1]&lt;=YEAR([.$G15])*100+MONTH([.$G15]));&quot;X&quot;;&quot;&quot;)" table:style-name="ce27">
            <text:p>X</text:p>
          </table:table-cell>
          <table:table-cell office:value-type="string" office:string-value="X" table:formula="of:=IF(AND([.N$1]&gt;=YEAR([.$F15])*100+MONTH([.$F15]);[.N$1]&lt;=YEAR([.$G15])*100+MONTH([.$G15]));&quot;X&quot;;&quot;&quot;)" table:style-name="ce27">
            <text:p>X</text:p>
          </table:table-cell>
          <table:table-cell office:value-type="string" office:string-value="" table:formula="of:=IF(AND([.O$1]&gt;=YEAR([.$F15])*100+MONTH([.$F15]);[.O$1]&lt;=YEAR([.$G15])*100+MONTH([.$G15]));&quot;X&quot;;&quot;&quot;)" table:style-name="ce27"/>
          <table:table-cell office:value-type="string" office:string-value="" table:formula="of:=IF(AND([.P$1]&gt;=YEAR([.$F15])*100+MONTH([.$F15]);[.P$1]&lt;=YEAR([.$G15])*100+MONTH([.$G15]));&quot;X&quot;;&quot;&quot;)" table:style-name="ce27"/>
          <table:table-cell office:value-type="string" office:string-value="" table:formula="of:=IF(AND([.Q$1]&gt;=YEAR([.$F15])*100+MONTH([.$F15]);[.Q$1]&lt;=YEAR([.$G15])*100+MONTH([.$G15]));&quot;X&quot;;&quot;&quot;)" table:style-name="ce27"/>
          <table:table-cell office:value-type="string" office:string-value="" table:formula="of:=IF(AND([.R$1]&gt;=YEAR([.$F15])*100+MONTH([.$F15]);[.R$1]&lt;=YEAR([.$G15])*100+MONTH([.$G15]));&quot;X&quot;;&quot;&quot;)" table:style-name="ce27"/>
          <table:table-cell office:value-type="string" office:string-value="" table:formula="of:=IF(AND([.S$1]&gt;=YEAR([.$F15])*100+MONTH([.$F15]);[.S$1]&lt;=YEAR([.$G15])*100+MONTH([.$G15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8</text:p>
          </table:table-cell>
          <table:table-cell office:value-type="string" table:style-name="ce11">
            <text:p>Standardizzazione dei Modelli di Atti amministrativi a supporto del trasferimento della buona pratica e di atti utili per l’acquisizione di beni e servizi<text:s/><text:span text:style-name="T2">necessari per supportare adeguatamente il trasferimento e l’adozione della buona pratica</text:span><text:span text:style-name="T2"/></text:p>
            <text:p><text:span text:style-name="T2">Output: Modelli di documentazione per il trasferimento della buona pratica (Richiesta di informazione, di adesione, Convenzione e relativi allegati, Accordo di servizio, ecc.)</text:span><text:span text:style-name="T2"/></text:p>
            <text:p><text:span text:style-name="T2">Elenco dei sistemi documentali già interfacciati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10T00:00:00" table:style-name="ce14">
            <text:p>10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10T00:00:00" table:style-name="ce14">
            <text:p>10/6/18</text:p>
          </table:table-cell>
          <table:table-cell office:value-type="string" office:string-value="" table:formula="of:=IF(AND([.H$1]&gt;=YEAR([.$F16])*100+MONTH([.$F16]);[.H$1]&lt;=YEAR([.$G16])*100+MONTH([.$G16]));&quot;X&quot;;&quot;&quot;)" table:style-name="ce27"/>
          <table:table-cell office:value-type="string" office:string-value="X" table:formula="of:=IF(AND([.I$1]&gt;=YEAR([.$F16])*100+MONTH([.$F16]);[.I$1]&lt;=YEAR([.$G16])*100+MONTH([.$G16]));&quot;X&quot;;&quot;&quot;)" table:style-name="ce27">
            <text:p>X</text:p>
          </table:table-cell>
          <table:table-cell office:value-type="string" office:string-value="" table:formula="of:=IF(AND([.J$1]&gt;=YEAR([.$F16])*100+MONTH([.$F16]);[.J$1]&lt;=YEAR([.$G16])*100+MONTH([.$G16]));&quot;X&quot;;&quot;&quot;)" table:style-name="ce27"/>
          <table:table-cell office:value-type="string" office:string-value="" table:formula="of:=IF(AND([.K$1]&gt;=YEAR([.$F16])*100+MONTH([.$F16]);[.K$1]&lt;=YEAR([.$G16])*100+MONTH([.$G16]));&quot;X&quot;;&quot;&quot;)" table:style-name="ce27"/>
          <table:table-cell office:value-type="string" office:string-value="" table:formula="of:=IF(AND([.L$1]&gt;=YEAR([.$F16])*100+MONTH([.$F16]);[.L$1]&lt;=YEAR([.$G16])*100+MONTH([.$G16]));&quot;X&quot;;&quot;&quot;)" table:style-name="ce27"/>
          <table:table-cell office:value-type="string" office:string-value="" table:formula="of:=IF(AND([.M$1]&gt;=YEAR([.$F16])*100+MONTH([.$F16]);[.M$1]&lt;=YEAR([.$G16])*100+MONTH([.$G16]));&quot;X&quot;;&quot;&quot;)" table:style-name="ce27"/>
          <table:table-cell office:value-type="string" office:string-value="" table:formula="of:=IF(AND([.N$1]&gt;=YEAR([.$F16])*100+MONTH([.$F16]);[.N$1]&lt;=YEAR([.$G16])*100+MONTH([.$G16]));&quot;X&quot;;&quot;&quot;)" table:style-name="ce27"/>
          <table:table-cell office:value-type="string" office:string-value="" table:formula="of:=IF(AND([.O$1]&gt;=YEAR([.$F16])*100+MONTH([.$F16]);[.O$1]&lt;=YEAR([.$G16])*100+MONTH([.$G16]));&quot;X&quot;;&quot;&quot;)" table:style-name="ce27"/>
          <table:table-cell office:value-type="string" office:string-value="" table:formula="of:=IF(AND([.P$1]&gt;=YEAR([.$F16])*100+MONTH([.$F16]);[.P$1]&lt;=YEAR([.$G16])*100+MONTH([.$G16]));&quot;X&quot;;&quot;&quot;)" table:style-name="ce27"/>
          <table:table-cell office:value-type="string" office:string-value="" table:formula="of:=IF(AND([.Q$1]&gt;=YEAR([.$F16])*100+MONTH([.$F16]);[.Q$1]&lt;=YEAR([.$G16])*100+MONTH([.$G16]));&quot;X&quot;;&quot;&quot;)" table:style-name="ce27"/>
          <table:table-cell office:value-type="string" office:string-value="" table:formula="of:=IF(AND([.R$1]&gt;=YEAR([.$F16])*100+MONTH([.$F16]);[.R$1]&lt;=YEAR([.$G16])*100+MONTH([.$G16]));&quot;X&quot;;&quot;&quot;)" table:style-name="ce27"/>
          <table:table-cell office:value-type="string" office:string-value="" table:formula="of:=IF(AND([.S$1]&gt;=YEAR([.$F16])*100+MONTH([.$F16]);[.S$1]&lt;=YEAR([.$G16])*100+MONTH([.$G16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9</text:p>
          </table:table-cell>
          <table:table-cell office:value-type="string" table:style-name="ce11">
            <text:p>Predisposizione dell'Elenco dei Soggetti Pubblici e Privati che hanno operato sulla buona pratica<text:s/><text:span text:style-name="T2">nell’ambito del progetto finanziato, con indicazione della conoscenza specifica circa modelli, strumenti e processi, e dettaglio degli interventi effettuati</text:span><text:span text:style-name="T2"/></text:p>
            <text:p><text:span text:style-name="T2">Output: Elenco soggetti contributori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08T00:00:00" table:style-name="ce14">
            <text:p>8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08T00:00:00" table:style-name="ce14">
            <text:p>8/6/18</text:p>
          </table:table-cell>
          <table:table-cell office:value-type="string" office:string-value="" table:formula="of:=IF(AND([.H$1]&gt;=YEAR([.$F17])*100+MONTH([.$F17]);[.H$1]&lt;=YEAR([.$G17])*100+MONTH([.$G17]));&quot;X&quot;;&quot;&quot;)" table:style-name="ce27"/>
          <table:table-cell office:value-type="string" office:string-value="X" table:formula="of:=IF(AND([.I$1]&gt;=YEAR([.$F17])*100+MONTH([.$F17]);[.I$1]&lt;=YEAR([.$G17])*100+MONTH([.$G17]));&quot;X&quot;;&quot;&quot;)" table:style-name="ce27">
            <text:p>X</text:p>
          </table:table-cell>
          <table:table-cell office:value-type="string" office:string-value="" table:formula="of:=IF(AND([.J$1]&gt;=YEAR([.$F17])*100+MONTH([.$F17]);[.J$1]&lt;=YEAR([.$G17])*100+MONTH([.$G17]));&quot;X&quot;;&quot;&quot;)" table:style-name="ce27"/>
          <table:table-cell office:value-type="string" office:string-value="" table:formula="of:=IF(AND([.K$1]&gt;=YEAR([.$F17])*100+MONTH([.$F17]);[.K$1]&lt;=YEAR([.$G17])*100+MONTH([.$G17]));&quot;X&quot;;&quot;&quot;)" table:style-name="ce27"/>
          <table:table-cell office:value-type="string" office:string-value="" table:formula="of:=IF(AND([.L$1]&gt;=YEAR([.$F17])*100+MONTH([.$F17]);[.L$1]&lt;=YEAR([.$G17])*100+MONTH([.$G17]));&quot;X&quot;;&quot;&quot;)" table:style-name="ce27"/>
          <table:table-cell office:value-type="string" office:string-value="" table:formula="of:=IF(AND([.M$1]&gt;=YEAR([.$F17])*100+MONTH([.$F17]);[.M$1]&lt;=YEAR([.$G17])*100+MONTH([.$G17]));&quot;X&quot;;&quot;&quot;)" table:style-name="ce27"/>
          <table:table-cell office:value-type="string" office:string-value="" table:formula="of:=IF(AND([.N$1]&gt;=YEAR([.$F17])*100+MONTH([.$F17]);[.N$1]&lt;=YEAR([.$G17])*100+MONTH([.$G17]));&quot;X&quot;;&quot;&quot;)" table:style-name="ce27"/>
          <table:table-cell office:value-type="string" office:string-value="" table:formula="of:=IF(AND([.O$1]&gt;=YEAR([.$F17])*100+MONTH([.$F17]);[.O$1]&lt;=YEAR([.$G17])*100+MONTH([.$G17]));&quot;X&quot;;&quot;&quot;)" table:style-name="ce27"/>
          <table:table-cell office:value-type="string" office:string-value="" table:formula="of:=IF(AND([.P$1]&gt;=YEAR([.$F17])*100+MONTH([.$F17]);[.P$1]&lt;=YEAR([.$G17])*100+MONTH([.$G17]));&quot;X&quot;;&quot;&quot;)" table:style-name="ce27"/>
          <table:table-cell office:value-type="string" office:string-value="" table:formula="of:=IF(AND([.Q$1]&gt;=YEAR([.$F17])*100+MONTH([.$F17]);[.Q$1]&lt;=YEAR([.$G17])*100+MONTH([.$G17]));&quot;X&quot;;&quot;&quot;)" table:style-name="ce27"/>
          <table:table-cell office:value-type="string" office:string-value="" table:formula="of:=IF(AND([.R$1]&gt;=YEAR([.$F17])*100+MONTH([.$F17]);[.R$1]&lt;=YEAR([.$G17])*100+MONTH([.$G17]));&quot;X&quot;;&quot;&quot;)" table:style-name="ce27"/>
          <table:table-cell office:value-type="string" office:string-value="" table:formula="of:=IF(AND([.S$1]&gt;=YEAR([.$F17])*100+MONTH([.$F17]);[.S$1]&lt;=YEAR([.$G17])*100+MONTH([.$G17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8">
            <text:p>A2.10</text:p>
          </table:table-cell>
          <table:table-cell office:value-type="string" table:style-name="ce11">
            <text:p>Messa a disposizione del materiale di formazione e dei corsi di e-learning</text:p>
            <text:p><text:span text:style-name="T2">Output: Corsi di e-learning</text:span><text:span text:style-name="T2"/></text:p>
            <text:p><text:span text:style-name="T2">Materiale a supporto dei corsi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2-05T00:00:00" table:style-name="ce14">
            <text:p>5/12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11-30T00:00:00" table:style-name="ce14">
            <text:p>30/11/18</text:p>
          </table:table-cell>
          <table:table-cell office:value-type="string" office:string-value="" table:formula="of:=IF(AND([.H$1]&gt;=YEAR([.$F18])*100+MONTH([.$F18]);[.H$1]&lt;=YEAR([.$G18])*100+MONTH([.$G18]));&quot;X&quot;;&quot;&quot;)" table:style-name="ce27"/>
          <table:table-cell office:value-type="string" office:string-value="X" table:formula="of:=IF(AND([.I$1]&gt;=YEAR([.$F18])*100+MONTH([.$F18]);[.I$1]&lt;=YEAR([.$G18])*100+MONTH([.$G18]));&quot;X&quot;;&quot;&quot;)" table:style-name="ce27">
            <text:p>X</text:p>
          </table:table-cell>
          <table:table-cell office:value-type="string" office:string-value="X" table:formula="of:=IF(AND([.J$1]&gt;=YEAR([.$F18])*100+MONTH([.$F18]);[.J$1]&lt;=YEAR([.$G18])*100+MONTH([.$G18]));&quot;X&quot;;&quot;&quot;)" table:style-name="ce27">
            <text:p>X</text:p>
          </table:table-cell>
          <table:table-cell office:value-type="string" office:string-value="X" table:formula="of:=IF(AND([.K$1]&gt;=YEAR([.$F18])*100+MONTH([.$F18]);[.K$1]&lt;=YEAR([.$G18])*100+MONTH([.$G18]));&quot;X&quot;;&quot;&quot;)" table:style-name="ce27">
            <text:p>X</text:p>
          </table:table-cell>
          <table:table-cell office:value-type="string" office:string-value="X" table:formula="of:=IF(AND([.L$1]&gt;=YEAR([.$F18])*100+MONTH([.$F18]);[.L$1]&lt;=YEAR([.$G18])*100+MONTH([.$G18]));&quot;X&quot;;&quot;&quot;)" table:style-name="ce27">
            <text:p>X</text:p>
          </table:table-cell>
          <table:table-cell office:value-type="string" office:string-value="X" table:formula="of:=IF(AND([.M$1]&gt;=YEAR([.$F18])*100+MONTH([.$F18]);[.M$1]&lt;=YEAR([.$G18])*100+MONTH([.$G18]));&quot;X&quot;;&quot;&quot;)" table:style-name="ce27">
            <text:p>X</text:p>
          </table:table-cell>
          <table:table-cell office:value-type="string" office:string-value="X" table:formula="of:=IF(AND([.N$1]&gt;=YEAR([.$F18])*100+MONTH([.$F18]);[.N$1]&lt;=YEAR([.$G18])*100+MONTH([.$G18]));&quot;X&quot;;&quot;&quot;)" table:style-name="ce27">
            <text:p>X</text:p>
          </table:table-cell>
          <table:table-cell office:value-type="string" office:string-value="" table:formula="of:=IF(AND([.O$1]&gt;=YEAR([.$F18])*100+MONTH([.$F18]);[.O$1]&lt;=YEAR([.$G18])*100+MONTH([.$G18]));&quot;X&quot;;&quot;&quot;)" table:style-name="ce27"/>
          <table:table-cell office:value-type="string" office:string-value="" table:formula="of:=IF(AND([.P$1]&gt;=YEAR([.$F18])*100+MONTH([.$F18]);[.P$1]&lt;=YEAR([.$G18])*100+MONTH([.$G18]));&quot;X&quot;;&quot;&quot;)" table:style-name="ce27"/>
          <table:table-cell office:value-type="string" office:string-value="" table:formula="of:=IF(AND([.Q$1]&gt;=YEAR([.$F18])*100+MONTH([.$F18]);[.Q$1]&lt;=YEAR([.$G18])*100+MONTH([.$G18]));&quot;X&quot;;&quot;&quot;)" table:style-name="ce27"/>
          <table:table-cell office:value-type="string" office:string-value="" table:formula="of:=IF(AND([.R$1]&gt;=YEAR([.$F18])*100+MONTH([.$F18]);[.R$1]&lt;=YEAR([.$G18])*100+MONTH([.$G18]));&quot;X&quot;;&quot;&quot;)" table:style-name="ce27"/>
          <table:table-cell office:value-type="string" office:string-value="" table:formula="of:=IF(AND([.S$1]&gt;=YEAR([.$F18])*100+MONTH([.$F18]);[.S$1]&lt;=YEAR([.$G18])*100+MONTH([.$G18]));&quot;X&quot;;&quot;&quot;)" table:style-name="ce27"/>
          <table:table-cell table:number-columns-repeated="16365" table:style-name="ce1"/>
        </table:table-row>
        <table:table-row table:style-name="ro3">
          <table:table-cell office:value-type="string" table:style-name="ce19">
            <text:p>A3.1</text:p>
          </table:table-cell>
          <table:table-cell office:value-type="string" table:style-name="ce11">
            <text:p>Applicazione dei requisiti e Gestione dei rischi (tutti gli scenari)</text:p>
            <text:p><text:span text:style-name="T2">- Enti e Tipologie di Unità Documentarie da configuare</text:span><text:span text:style-name="T2"/></text:p>
            <text:p><text:span text:style-name="T2">- Volumi e dimensioni medie dei documenti</text:span><text:span text:style-name="T2"/></text:p>
            <text:p><text:span text:style-name="T2">- Tempistiche</text:span><text:span text:style-name="T2"/></text:p>
            <text:p><text:span text:style-name="T2">- Responsabilità degli Enti produttori e dell'Ente conservatore</text:span><text:span text:style-name="T2"/></text:p>
            <text:p><text:span text:style-name="T2">- Processi</text:span><text:span text:style-name="T2"/></text:p>
            <text:p><text:span text:style-name="T2">- Procedure operative a supporto</text:span><text:span text:style-name="T2"/></text:p>
            <text:p><text:span text:style-name="T2">- Organizzazione del supporto del cedente post-avviamento.</text:span><text:span text:style-name="T2"/></text:p>
            <text:p><text:span text:style-name="T2">Output: Analisi dei rischi e Piano dei trattamenti</text:span><text:span text:style-name="T2"/></text:p>
            <text:p><text:span text:style-name="T2">Accordi di servizio e Allegati Disciplinari</text:span><text:span text:style-name="T2"/></text:p>
            <text:p><text:span text:style-name="T2">Disegno dei Processi e delle Procedure</text:span></text:p>
          </table:table-cell>
          <table:table-cell table:style-name="ce16"/>
          <table:table-cell office:value-type="date" office:date-value="2017-12-04T00:00:00" table:style-name="ce14">
            <text:p>4/12/17</text:p>
          </table:table-cell>
          <table:table-cell office:value-type="date" office:date-value="2018-03-30T00:00:00" table:style-name="ce14">
            <text:p>30/3/18</text:p>
          </table:table-cell>
          <table:table-cell office:value-type="date" office:date-value="2018-07-04T00:00:00" table:style-name="ce14">
            <text:p>4/7/18</text:p>
          </table:table-cell>
          <table:table-cell office:value-type="date" office:date-value="2018-10-28T00:00:00" table:style-name="ce14">
            <text:p>28/10/18</text:p>
          </table:table-cell>
          <table:table-cell office:value-type="string" office:string-value="" table:formula="of:=IF(AND([.H$1]&gt;=YEAR([.$F19])*100+MONTH([.$F19]);[.H$1]&lt;=YEAR([.$G19])*100+MONTH([.$G19]));&quot;X&quot;;&quot;&quot;)" table:style-name="ce28"/>
          <table:table-cell office:value-type="string" office:string-value="" table:formula="of:=IF(AND([.I$1]&gt;=YEAR([.$F19])*100+MONTH([.$F19]);[.I$1]&lt;=YEAR([.$G19])*100+MONTH([.$G19]));&quot;X&quot;;&quot;&quot;)" table:style-name="ce28"/>
          <table:table-cell office:value-type="string" office:string-value="X" table:formula="of:=IF(AND([.J$1]&gt;=YEAR([.$F19])*100+MONTH([.$F19]);[.J$1]&lt;=YEAR([.$G19])*100+MONTH([.$G19]));&quot;X&quot;;&quot;&quot;)" table:style-name="ce28">
            <text:p>X</text:p>
          </table:table-cell>
          <table:table-cell office:value-type="string" office:string-value="X" table:formula="of:=IF(AND([.K$1]&gt;=YEAR([.$F19])*100+MONTH([.$F19]);[.K$1]&lt;=YEAR([.$G19])*100+MONTH([.$G19]));&quot;X&quot;;&quot;&quot;)" table:style-name="ce28">
            <text:p>X</text:p>
          </table:table-cell>
          <table:table-cell office:value-type="string" office:string-value="X" table:formula="of:=IF(AND([.L$1]&gt;=YEAR([.$F19])*100+MONTH([.$F19]);[.L$1]&lt;=YEAR([.$G19])*100+MONTH([.$G19]));&quot;X&quot;;&quot;&quot;)" table:style-name="ce28">
            <text:p>X</text:p>
          </table:table-cell>
          <table:table-cell office:value-type="string" office:string-value="X" table:formula="of:=IF(AND([.M$1]&gt;=YEAR([.$F19])*100+MONTH([.$F19]);[.M$1]&lt;=YEAR([.$G19])*100+MONTH([.$G19]));&quot;X&quot;;&quot;&quot;)" table:style-name="ce28">
            <text:p>X</text:p>
          </table:table-cell>
          <table:table-cell office:value-type="string" office:string-value="" table:formula="of:=IF(AND([.N$1]&gt;=YEAR([.$F19])*100+MONTH([.$F19]);[.N$1]&lt;=YEAR([.$G19])*100+MONTH([.$G19]));&quot;X&quot;;&quot;&quot;)" table:style-name="ce28"/>
          <table:table-cell office:value-type="string" office:string-value="" table:formula="of:=IF(AND([.O$1]&gt;=YEAR([.$F19])*100+MONTH([.$F19]);[.O$1]&lt;=YEAR([.$G19])*100+MONTH([.$G19]));&quot;X&quot;;&quot;&quot;)" table:style-name="ce28"/>
          <table:table-cell office:value-type="string" office:string-value="" table:formula="of:=IF(AND([.P$1]&gt;=YEAR([.$F19])*100+MONTH([.$F19]);[.P$1]&lt;=YEAR([.$G19])*100+MONTH([.$G19]));&quot;X&quot;;&quot;&quot;)" table:style-name="ce28"/>
          <table:table-cell office:value-type="string" office:string-value="" table:formula="of:=IF(AND([.Q$1]&gt;=YEAR([.$F19])*100+MONTH([.$F19]);[.Q$1]&lt;=YEAR([.$G19])*100+MONTH([.$G19]));&quot;X&quot;;&quot;&quot;)" table:style-name="ce28"/>
          <table:table-cell office:value-type="string" office:string-value="" table:formula="of:=IF(AND([.R$1]&gt;=YEAR([.$F19])*100+MONTH([.$F19]);[.R$1]&lt;=YEAR([.$G19])*100+MONTH([.$G19]));&quot;X&quot;;&quot;&quot;)" table:style-name="ce28"/>
          <table:table-cell office:value-type="string" office:string-value="" table:formula="of:=IF(AND([.S$1]&gt;=YEAR([.$F19])*100+MONTH([.$F19]);[.S$1]&lt;=YEAR([.$G19])*100+MONTH([.$G19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19">
            <text:p>A3.2</text:p>
          </table:table-cell>
          <table:table-cell office:value-type="string" table:style-name="ce11">
            <text:p>Realizzazione dell'infrastruttura HW e SW (scenari 1 e 2)</text:p>
            <text:p><text:span text:style-name="T2">- Infrastruttura necessaria per la realizzazione del pilota</text:span><text:span text:style-name="T2"/></text:p>
            <text:p><text:span text:style-name="T2">- Infrastrutture necessarie per il sistema di test e per il sistema di produzione</text:span><text:span text:style-name="T2"/></text:p>
            <text:p><text:span text:style-name="T2">- Caratteristiche del client di versamento sincrono che il riutilizzatore deve sviluppare per effettuare versamenti automatici.</text:span><text:span text:style-name="T2"/></text:p>
            <text:p><text:span text:style-name="T2">Output: Disegno dell'Architettura e Progetto del Client di versamento</text:span></text:p>
          </table:table-cell>
          <table:table-cell table:style-name="ce16"/>
          <table:table-cell office:value-type="date" office:date-value="2017-12-11T00:00:00" table:style-name="ce14">
            <text:p>11/12/17</text:p>
          </table:table-cell>
          <table:table-cell office:value-type="date" office:date-value="2018-01-26T00:00:00" table:style-name="ce14">
            <text:p>26/1/18</text:p>
          </table:table-cell>
          <table:table-cell office:value-type="date" office:date-value="2018-07-04T00:00:00" table:style-name="ce14">
            <text:p>4/7/18</text:p>
          </table:table-cell>
          <table:table-cell office:value-type="date" office:date-value="2018-11-30T00:00:00" table:style-name="ce14">
            <text:p>30/11/18</text:p>
          </table:table-cell>
          <table:table-cell office:value-type="string" office:string-value="" table:formula="of:=IF(AND([.H$1]&gt;=YEAR([.$F20])*100+MONTH([.$F20]);[.H$1]&lt;=YEAR([.$G20])*100+MONTH([.$G20]));&quot;X&quot;;&quot;&quot;)" table:style-name="ce28"/>
          <table:table-cell office:value-type="string" office:string-value="" table:formula="of:=IF(AND([.I$1]&gt;=YEAR([.$F20])*100+MONTH([.$F20]);[.I$1]&lt;=YEAR([.$G20])*100+MONTH([.$G20]));&quot;X&quot;;&quot;&quot;)" table:style-name="ce28"/>
          <table:table-cell office:value-type="string" office:string-value="X" table:formula="of:=IF(AND([.J$1]&gt;=YEAR([.$F20])*100+MONTH([.$F20]);[.J$1]&lt;=YEAR([.$G20])*100+MONTH([.$G20]));&quot;X&quot;;&quot;&quot;)" table:style-name="ce28">
            <text:p>X</text:p>
          </table:table-cell>
          <table:table-cell office:value-type="string" office:string-value="X" table:formula="of:=IF(AND([.K$1]&gt;=YEAR([.$F20])*100+MONTH([.$F20]);[.K$1]&lt;=YEAR([.$G20])*100+MONTH([.$G20]));&quot;X&quot;;&quot;&quot;)" table:style-name="ce28">
            <text:p>X</text:p>
          </table:table-cell>
          <table:table-cell office:value-type="string" office:string-value="X" table:formula="of:=IF(AND([.L$1]&gt;=YEAR([.$F20])*100+MONTH([.$F20]);[.L$1]&lt;=YEAR([.$G20])*100+MONTH([.$G20]));&quot;X&quot;;&quot;&quot;)" table:style-name="ce28">
            <text:p>X</text:p>
          </table:table-cell>
          <table:table-cell office:value-type="string" office:string-value="X" table:formula="of:=IF(AND([.M$1]&gt;=YEAR([.$F20])*100+MONTH([.$F20]);[.M$1]&lt;=YEAR([.$G20])*100+MONTH([.$G20]));&quot;X&quot;;&quot;&quot;)" table:style-name="ce28">
            <text:p>X</text:p>
          </table:table-cell>
          <table:table-cell office:value-type="string" office:string-value="X" table:formula="of:=IF(AND([.N$1]&gt;=YEAR([.$F20])*100+MONTH([.$F20]);[.N$1]&lt;=YEAR([.$G20])*100+MONTH([.$G20]));&quot;X&quot;;&quot;&quot;)" table:style-name="ce28">
            <text:p>X</text:p>
          </table:table-cell>
          <table:table-cell office:value-type="string" office:string-value="" table:formula="of:=IF(AND([.O$1]&gt;=YEAR([.$F20])*100+MONTH([.$F20]);[.O$1]&lt;=YEAR([.$G20])*100+MONTH([.$G20]));&quot;X&quot;;&quot;&quot;)" table:style-name="ce28"/>
          <table:table-cell office:value-type="string" office:string-value="" table:formula="of:=IF(AND([.P$1]&gt;=YEAR([.$F20])*100+MONTH([.$F20]);[.P$1]&lt;=YEAR([.$G20])*100+MONTH([.$G20]));&quot;X&quot;;&quot;&quot;)" table:style-name="ce28"/>
          <table:table-cell office:value-type="string" office:string-value="" table:formula="of:=IF(AND([.Q$1]&gt;=YEAR([.$F20])*100+MONTH([.$F20]);[.Q$1]&lt;=YEAR([.$G20])*100+MONTH([.$G20]));&quot;X&quot;;&quot;&quot;)" table:style-name="ce28"/>
          <table:table-cell office:value-type="string" office:string-value="" table:formula="of:=IF(AND([.R$1]&gt;=YEAR([.$F20])*100+MONTH([.$F20]);[.R$1]&lt;=YEAR([.$G20])*100+MONTH([.$G20]));&quot;X&quot;;&quot;&quot;)" table:style-name="ce28"/>
          <table:table-cell office:value-type="string" office:string-value="" table:formula="of:=IF(AND([.S$1]&gt;=YEAR([.$F20])*100+MONTH([.$F20]);[.S$1]&lt;=YEAR([.$G20])*100+MONTH([.$G20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19">
            <text:p>A3.3</text:p>
          </table:table-cell>
          <table:table-cell office:value-type="string" table:style-name="ce11">
            <text:p>Addestramento del personale archivistico (tutti gli scenari) attraverso formazione in aula ed e-learning su<text:span text:style-name="T2">:</text:span><text:span text:style-name="T2"/></text:p>
            <text:p><text:span text:style-name="T2">- Conservazione digitale</text:span><text:span text:style-name="T2"/></text:p>
            <text:p><text:span text:style-name="T2">- Conservazione tramite SacER</text:span><text:span text:style-name="T2"/></text:p>
            <text:p><text:span text:style-name="T2">- Illustrazione di SacER, con prove pratiche nell’ambiente di test</text:span><text:span text:style-name="T2"/></text:p>
            <text:p><text:span text:style-name="T2">Training on the job tramite supporto remoto durante il pilota.</text:span><text:span text:style-name="T2"/></text:p>
            <text:p><text:span text:style-name="T2">Output: Verbali formazione</text:span></text:p>
          </table:table-cell>
          <table:table-cell table:style-name="ce16"/>
          <table:table-cell office:value-type="date" office:date-value="2018-01-09T00:00:00" table:style-name="ce14">
            <text:p>9/1/18</text:p>
          </table:table-cell>
          <table:table-cell office:value-type="date" office:date-value="2018-01-26T00:00:00" table:style-name="ce14">
            <text:p>26/1/18</text:p>
          </table:table-cell>
          <table:table-cell office:value-type="date" office:date-value="2018-07-01T00:00:00" table:style-name="ce14">
            <text:p>1/7/18</text:p>
          </table:table-cell>
          <table:table-cell office:value-type="date" office:date-value="2018-12-31T00:00:00" table:style-name="ce14">
            <text:p>31/12/18</text:p>
          </table:table-cell>
          <table:table-cell office:value-type="string" office:string-value="" table:formula="of:=IF(AND([.H$1]&gt;=YEAR([.$F21])*100+MONTH([.$F21]);[.H$1]&lt;=YEAR([.$G21])*100+MONTH([.$G21]));&quot;X&quot;;&quot;&quot;)" table:style-name="ce28"/>
          <table:table-cell office:value-type="string" office:string-value="" table:formula="of:=IF(AND([.I$1]&gt;=YEAR([.$F21])*100+MONTH([.$F21]);[.I$1]&lt;=YEAR([.$G21])*100+MONTH([.$G21]));&quot;X&quot;;&quot;&quot;)" table:style-name="ce28"/>
          <table:table-cell office:value-type="string" office:string-value="X" table:formula="of:=IF(AND([.J$1]&gt;=YEAR([.$F21])*100+MONTH([.$F21]);[.J$1]&lt;=YEAR([.$G21])*100+MONTH([.$G21]));&quot;X&quot;;&quot;&quot;)" table:style-name="ce28">
            <text:p>X</text:p>
          </table:table-cell>
          <table:table-cell office:value-type="string" office:string-value="X" table:formula="of:=IF(AND([.K$1]&gt;=YEAR([.$F21])*100+MONTH([.$F21]);[.K$1]&lt;=YEAR([.$G21])*100+MONTH([.$G21]));&quot;X&quot;;&quot;&quot;)" table:style-name="ce28">
            <text:p>X</text:p>
          </table:table-cell>
          <table:table-cell office:value-type="string" office:string-value="X" table:formula="of:=IF(AND([.L$1]&gt;=YEAR([.$F21])*100+MONTH([.$F21]);[.L$1]&lt;=YEAR([.$G21])*100+MONTH([.$G21]));&quot;X&quot;;&quot;&quot;)" table:style-name="ce28">
            <text:p>X</text:p>
          </table:table-cell>
          <table:table-cell office:value-type="string" office:string-value="X" table:formula="of:=IF(AND([.M$1]&gt;=YEAR([.$F21])*100+MONTH([.$F21]);[.M$1]&lt;=YEAR([.$G21])*100+MONTH([.$G21]));&quot;X&quot;;&quot;&quot;)" table:style-name="ce28">
            <text:p>X</text:p>
          </table:table-cell>
          <table:table-cell office:value-type="string" office:string-value="X" table:formula="of:=IF(AND([.N$1]&gt;=YEAR([.$F21])*100+MONTH([.$F21]);[.N$1]&lt;=YEAR([.$G21])*100+MONTH([.$G21]));&quot;X&quot;;&quot;&quot;)" table:style-name="ce28">
            <text:p>X</text:p>
          </table:table-cell>
          <table:table-cell office:value-type="string" office:string-value="X" table:formula="of:=IF(AND([.O$1]&gt;=YEAR([.$F21])*100+MONTH([.$F21]);[.O$1]&lt;=YEAR([.$G21])*100+MONTH([.$G21]));&quot;X&quot;;&quot;&quot;)" table:style-name="ce28">
            <text:p>X</text:p>
          </table:table-cell>
          <table:table-cell office:value-type="string" office:string-value="" table:formula="of:=IF(AND([.P$1]&gt;=YEAR([.$F21])*100+MONTH([.$F21]);[.P$1]&lt;=YEAR([.$G21])*100+MONTH([.$G21]));&quot;X&quot;;&quot;&quot;)" table:style-name="ce28"/>
          <table:table-cell office:value-type="string" office:string-value="" table:formula="of:=IF(AND([.Q$1]&gt;=YEAR([.$F21])*100+MONTH([.$F21]);[.Q$1]&lt;=YEAR([.$G21])*100+MONTH([.$G21]));&quot;X&quot;;&quot;&quot;)" table:style-name="ce28"/>
          <table:table-cell office:value-type="string" office:string-value="" table:formula="of:=IF(AND([.R$1]&gt;=YEAR([.$F21])*100+MONTH([.$F21]);[.R$1]&lt;=YEAR([.$G21])*100+MONTH([.$G21]));&quot;X&quot;;&quot;&quot;)" table:style-name="ce28"/>
          <table:table-cell office:value-type="string" office:string-value="" table:formula="of:=IF(AND([.S$1]&gt;=YEAR([.$F21])*100+MONTH([.$F21]);[.S$1]&lt;=YEAR([.$G21])*100+MONTH([.$G21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19">
            <text:p>A3.4</text:p>
          </table:table-cell>
          <table:table-cell office:value-type="string" table:style-name="ce11">
            <text:p>Addestramento del personale tecnico (scenario 1 e 2) attraverso presentazione del sistema in aula e training on the job su:</text:p>
            <text:p><text:span text:style-name="T2">- Ambienti di test e di produzione</text:span><text:span text:style-name="T2"/></text:p>
            <text:p><text:span text:style-name="T2">- Configurazioni del sistema</text:span><text:span text:style-name="T2"/></text:p>
            <text:p><text:span text:style-name="T2">- Componenti sw</text:span><text:span text:style-name="T2"/></text:p>
            <text:p><text:span text:style-name="T2">- Sicurezza</text:span><text:span text:style-name="T2"/></text:p>
            <text:p><text:span text:style-name="T2">- Monitoraggio di attività e job</text:span><text:span text:style-name="T2"/></text:p>
            <text:p><text:span text:style-name="T2">- Analisi e risoluzione degli errori</text:span><text:span text:style-name="T2"/></text:p>
            <text:p><text:span text:style-name="T2">- Requisiti tecnici per i client</text:span><text:span text:style-name="T2"/></text:p>
            <text:p><text:span text:style-name="T2">- Gestione delle release.</text:span><text:span text:style-name="T2"/></text:p>
            <text:p><text:span text:style-name="T2">Output: Verbali formazione</text:span></text:p>
          </table:table-cell>
          <table:table-cell table:style-name="ce16"/>
          <table:table-cell office:value-type="date" office:date-value="2017-12-04T00:00:00" table:style-name="ce14">
            <text:p>4/12/17</text:p>
          </table:table-cell>
          <table:table-cell office:value-type="date" office:date-value="2017-12-29T00:00:00" table:style-name="ce14">
            <text:p>29/12/17</text:p>
          </table:table-cell>
          <table:table-cell office:value-type="date" office:date-value="2018-09-01T00:00:00" table:style-name="ce14">
            <text:p>1/9/18</text:p>
          </table:table-cell>
          <table:table-cell office:value-type="date" office:date-value="2018-11-30T00:00:00" table:style-name="ce14">
            <text:p>30/11/18</text:p>
          </table:table-cell>
          <table:table-cell office:value-type="string" office:string-value="" table:formula="of:=IF(AND([.H$1]&gt;=YEAR([.$F22])*100+MONTH([.$F22]);[.H$1]&lt;=YEAR([.$G22])*100+MONTH([.$G22]));&quot;X&quot;;&quot;&quot;)" table:style-name="ce28"/>
          <table:table-cell office:value-type="string" office:string-value="" table:formula="of:=IF(AND([.I$1]&gt;=YEAR([.$F22])*100+MONTH([.$F22]);[.I$1]&lt;=YEAR([.$G22])*100+MONTH([.$G22]));&quot;X&quot;;&quot;&quot;)" table:style-name="ce28"/>
          <table:table-cell office:value-type="string" office:string-value="" table:formula="of:=IF(AND([.J$1]&gt;=YEAR([.$F22])*100+MONTH([.$F22]);[.J$1]&lt;=YEAR([.$G22])*100+MONTH([.$G22]));&quot;X&quot;;&quot;&quot;)" table:style-name="ce28"/>
          <table:table-cell office:value-type="string" office:string-value="" table:formula="of:=IF(AND([.K$1]&gt;=YEAR([.$F22])*100+MONTH([.$F22]);[.K$1]&lt;=YEAR([.$G22])*100+MONTH([.$G22]));&quot;X&quot;;&quot;&quot;)" table:style-name="ce28"/>
          <table:table-cell office:value-type="string" office:string-value="X" table:formula="of:=IF(AND([.L$1]&gt;=YEAR([.$F22])*100+MONTH([.$F22]);[.L$1]&lt;=YEAR([.$G22])*100+MONTH([.$G22]));&quot;X&quot;;&quot;&quot;)" table:style-name="ce28">
            <text:p>X</text:p>
          </table:table-cell>
          <table:table-cell office:value-type="string" office:string-value="X" table:formula="of:=IF(AND([.M$1]&gt;=YEAR([.$F22])*100+MONTH([.$F22]);[.M$1]&lt;=YEAR([.$G22])*100+MONTH([.$G22]));&quot;X&quot;;&quot;&quot;)" table:style-name="ce28">
            <text:p>X</text:p>
          </table:table-cell>
          <table:table-cell office:value-type="string" office:string-value="X" table:formula="of:=IF(AND([.N$1]&gt;=YEAR([.$F22])*100+MONTH([.$F22]);[.N$1]&lt;=YEAR([.$G22])*100+MONTH([.$G22]));&quot;X&quot;;&quot;&quot;)" table:style-name="ce28">
            <text:p>X</text:p>
          </table:table-cell>
          <table:table-cell office:value-type="string" office:string-value="" table:formula="of:=IF(AND([.O$1]&gt;=YEAR([.$F22])*100+MONTH([.$F22]);[.O$1]&lt;=YEAR([.$G22])*100+MONTH([.$G22]));&quot;X&quot;;&quot;&quot;)" table:style-name="ce28"/>
          <table:table-cell office:value-type="string" office:string-value="" table:formula="of:=IF(AND([.P$1]&gt;=YEAR([.$F22])*100+MONTH([.$F22]);[.P$1]&lt;=YEAR([.$G22])*100+MONTH([.$G22]));&quot;X&quot;;&quot;&quot;)" table:style-name="ce28"/>
          <table:table-cell office:value-type="string" office:string-value="" table:formula="of:=IF(AND([.Q$1]&gt;=YEAR([.$F22])*100+MONTH([.$F22]);[.Q$1]&lt;=YEAR([.$G22])*100+MONTH([.$G22]));&quot;X&quot;;&quot;&quot;)" table:style-name="ce28"/>
          <table:table-cell office:value-type="string" office:string-value="" table:formula="of:=IF(AND([.R$1]&gt;=YEAR([.$F22])*100+MONTH([.$F22]);[.R$1]&lt;=YEAR([.$G22])*100+MONTH([.$G22]));&quot;X&quot;;&quot;&quot;)" table:style-name="ce28"/>
          <table:table-cell office:value-type="string" office:string-value="" table:formula="of:=IF(AND([.S$1]&gt;=YEAR([.$F22])*100+MONTH([.$F22]);[.S$1]&lt;=YEAR([.$G22])*100+MONTH([.$G22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19">
            <text:p>A3.5</text:p>
          </table:table-cell>
          <table:table-cell office:value-type="string" table:style-name="ce11">
            <text:p>Predisposizione del sistema (scenari 1 e 2)</text:p>
            <text:p><text:span text:style-name="T2">- Installazione</text:span><text:span text:style-name="T2"/></text:p>
            <text:p><text:span text:style-name="T2">- Creazione e popolazione iniziale del data base</text:span><text:span text:style-name="T2"/></text:p>
            <text:p><text:span text:style-name="T2">- Integrazione dell’IDP del riusante</text:span><text:span text:style-name="T2"/></text:p>
            <text:p><text:span text:style-name="T2">- Parametrazione</text:span><text:span text:style-name="T2"/></text:p>
            <text:p><text:span text:style-name="T2">- Funzionamento del client di versamento</text:span><text:span text:style-name="T2"/></text:p>
            <text:p><text:span text:style-name="T2">- Test del sistema</text:span><text:span text:style-name="T2"/></text:p>
            <text:p><text:span text:style-name="T2">Output: Sistema installato e funzionante</text:span><text:span text:style-name="T2"/></text:p>
            <text:p><text:span text:style-name="T2">Verbali di collaudo</text:span></text:p>
          </table:table-cell>
          <table:table-cell table:style-name="ce16"/>
          <table:table-cell office:value-type="date" office:date-value="2018-02-05T00:00:00" table:style-name="ce14">
            <text:p>5/2/18</text:p>
          </table:table-cell>
          <table:table-cell office:value-type="date" office:date-value="2018-03-30T00:00:00" table:style-name="ce14">
            <text:p>30/3/18</text:p>
          </table:table-cell>
          <table:table-cell office:value-type="date" office:date-value="2018-10-01T00:00:00" table:style-name="ce14">
            <text:p>1/10/18</text:p>
          </table:table-cell>
          <table:table-cell office:value-type="date" office:date-value="2018-12-31T00:00:00" table:style-name="ce14">
            <text:p>31/12/18</text:p>
          </table:table-cell>
          <table:table-cell office:value-type="string" office:string-value="" table:formula="of:=IF(AND([.H$1]&gt;=YEAR([.$F23])*100+MONTH([.$F23]);[.H$1]&lt;=YEAR([.$G23])*100+MONTH([.$G23]));&quot;X&quot;;&quot;&quot;)" table:style-name="ce28"/>
          <table:table-cell office:value-type="string" office:string-value="" table:formula="of:=IF(AND([.I$1]&gt;=YEAR([.$F23])*100+MONTH([.$F23]);[.I$1]&lt;=YEAR([.$G23])*100+MONTH([.$G23]));&quot;X&quot;;&quot;&quot;)" table:style-name="ce28"/>
          <table:table-cell office:value-type="string" office:string-value="" table:formula="of:=IF(AND([.J$1]&gt;=YEAR([.$F23])*100+MONTH([.$F23]);[.J$1]&lt;=YEAR([.$G23])*100+MONTH([.$G23]));&quot;X&quot;;&quot;&quot;)" table:style-name="ce28"/>
          <table:table-cell office:value-type="string" office:string-value="" table:formula="of:=IF(AND([.K$1]&gt;=YEAR([.$F23])*100+MONTH([.$F23]);[.K$1]&lt;=YEAR([.$G23])*100+MONTH([.$G23]));&quot;X&quot;;&quot;&quot;)" table:style-name="ce28"/>
          <table:table-cell office:value-type="string" office:string-value="" table:formula="of:=IF(AND([.L$1]&gt;=YEAR([.$F23])*100+MONTH([.$F23]);[.L$1]&lt;=YEAR([.$G23])*100+MONTH([.$G23]));&quot;X&quot;;&quot;&quot;)" table:style-name="ce28"/>
          <table:table-cell office:value-type="string" office:string-value="X" table:formula="of:=IF(AND([.M$1]&gt;=YEAR([.$F23])*100+MONTH([.$F23]);[.M$1]&lt;=YEAR([.$G23])*100+MONTH([.$G23]));&quot;X&quot;;&quot;&quot;)" table:style-name="ce28">
            <text:p>X</text:p>
          </table:table-cell>
          <table:table-cell office:value-type="string" office:string-value="X" table:formula="of:=IF(AND([.N$1]&gt;=YEAR([.$F23])*100+MONTH([.$F23]);[.N$1]&lt;=YEAR([.$G23])*100+MONTH([.$G23]));&quot;X&quot;;&quot;&quot;)" table:style-name="ce28">
            <text:p>X</text:p>
          </table:table-cell>
          <table:table-cell office:value-type="string" office:string-value="X" table:formula="of:=IF(AND([.O$1]&gt;=YEAR([.$F23])*100+MONTH([.$F23]);[.O$1]&lt;=YEAR([.$G23])*100+MONTH([.$G23]));&quot;X&quot;;&quot;&quot;)" table:style-name="ce28">
            <text:p>X</text:p>
          </table:table-cell>
          <table:table-cell office:value-type="string" office:string-value="" table:formula="of:=IF(AND([.P$1]&gt;=YEAR([.$F23])*100+MONTH([.$F23]);[.P$1]&lt;=YEAR([.$G23])*100+MONTH([.$G23]));&quot;X&quot;;&quot;&quot;)" table:style-name="ce28"/>
          <table:table-cell office:value-type="string" office:string-value="" table:formula="of:=IF(AND([.Q$1]&gt;=YEAR([.$F23])*100+MONTH([.$F23]);[.Q$1]&lt;=YEAR([.$G23])*100+MONTH([.$G23]));&quot;X&quot;;&quot;&quot;)" table:style-name="ce28"/>
          <table:table-cell office:value-type="string" office:string-value="" table:formula="of:=IF(AND([.R$1]&gt;=YEAR([.$F23])*100+MONTH([.$F23]);[.R$1]&lt;=YEAR([.$G23])*100+MONTH([.$G23]));&quot;X&quot;;&quot;&quot;)" table:style-name="ce28"/>
          <table:table-cell office:value-type="string" office:string-value="" table:formula="of:=IF(AND([.S$1]&gt;=YEAR([.$F23])*100+MONTH([.$F23]);[.S$1]&lt;=YEAR([.$G23])*100+MONTH([.$G23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19">
            <text:p>A3.6</text:p>
          </table:table-cell>
          <table:table-cell office:value-type="string" table:style-name="ce11">
            <text:p>Pilota e avvio in produzione (tutti gli scenari)</text:p>
            <text:p><text:span text:style-name="T2">- Test del servizio</text:span><text:span text:style-name="T2"/></text:p>
            <text:p><text:span text:style-name="T2">- Parametrazione iniziale del sistema di produzione</text:span><text:span text:style-name="T2"/></text:p>
            <text:p><text:span text:style-name="T2">- Versamento effettivo di Unità Documentarie</text:span><text:span text:style-name="T2"/></text:p>
            <text:p><text:span text:style-name="T2">- Supporto archivistico e tecnico.</text:span><text:span text:style-name="T2"/></text:p>
            <text:p><text:span text:style-name="T2">Output: Verbale di avvio in produzione</text:span><text:span text:style-name="T2"/></text:p>
            <text:p><text:span text:style-name="T2">Documenti versati</text:span><text:span text:style-name="T2"/></text:p>
            <text:p><text:span text:style-name="T2">Anomalie di versamento</text:span><text:span text:style-name="T2"/></text:p>
            <text:p><text:span text:style-name="T2">Manuale d'esercizio archivistico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5-31T00:00:00" table:style-name="ce14">
            <text:p>31/5/18</text:p>
          </table:table-cell>
          <table:table-cell office:value-type="date" office:date-value="2018-10-31T00:00:00" table:style-name="ce14">
            <text:p>31/10/18</text:p>
          </table:table-cell>
          <table:table-cell office:value-type="date" office:date-value="2019-03-31T00:00:00" table:style-name="ce14">
            <text:p>31/3/19</text:p>
          </table:table-cell>
          <table:table-cell office:value-type="string" office:string-value="" table:formula="of:=IF(AND([.H$1]&gt;=YEAR([.$F24])*100+MONTH([.$F24]);[.H$1]&lt;=YEAR([.$G24])*100+MONTH([.$G24]));&quot;X&quot;;&quot;&quot;)" table:style-name="ce28"/>
          <table:table-cell office:value-type="string" office:string-value="" table:formula="of:=IF(AND([.I$1]&gt;=YEAR([.$F24])*100+MONTH([.$F24]);[.I$1]&lt;=YEAR([.$G24])*100+MONTH([.$G24]));&quot;X&quot;;&quot;&quot;)" table:style-name="ce28"/>
          <table:table-cell office:value-type="string" office:string-value="" table:formula="of:=IF(AND([.J$1]&gt;=YEAR([.$F24])*100+MONTH([.$F24]);[.J$1]&lt;=YEAR([.$G24])*100+MONTH([.$G24]));&quot;X&quot;;&quot;&quot;)" table:style-name="ce28"/>
          <table:table-cell office:value-type="string" office:string-value="" table:formula="of:=IF(AND([.K$1]&gt;=YEAR([.$F24])*100+MONTH([.$F24]);[.K$1]&lt;=YEAR([.$G24])*100+MONTH([.$G24]));&quot;X&quot;;&quot;&quot;)" table:style-name="ce28"/>
          <table:table-cell office:value-type="string" office:string-value="" table:formula="of:=IF(AND([.L$1]&gt;=YEAR([.$F24])*100+MONTH([.$F24]);[.L$1]&lt;=YEAR([.$G24])*100+MONTH([.$G24]));&quot;X&quot;;&quot;&quot;)" table:style-name="ce28"/>
          <table:table-cell office:value-type="string" office:string-value="X" table:formula="of:=IF(AND([.M$1]&gt;=YEAR([.$F24])*100+MONTH([.$F24]);[.M$1]&lt;=YEAR([.$G24])*100+MONTH([.$G24]));&quot;X&quot;;&quot;&quot;)" table:style-name="ce28">
            <text:p>X</text:p>
          </table:table-cell>
          <table:table-cell office:value-type="string" office:string-value="X" table:formula="of:=IF(AND([.N$1]&gt;=YEAR([.$F24])*100+MONTH([.$F24]);[.N$1]&lt;=YEAR([.$G24])*100+MONTH([.$G24]));&quot;X&quot;;&quot;&quot;)" table:style-name="ce28">
            <text:p>X</text:p>
          </table:table-cell>
          <table:table-cell office:value-type="string" office:string-value="X" table:formula="of:=IF(AND([.O$1]&gt;=YEAR([.$F24])*100+MONTH([.$F24]);[.O$1]&lt;=YEAR([.$G24])*100+MONTH([.$G24]));&quot;X&quot;;&quot;&quot;)" table:style-name="ce28">
            <text:p>X</text:p>
          </table:table-cell>
          <table:table-cell office:value-type="string" office:string-value="X" table:formula="of:=IF(AND([.P$1]&gt;=YEAR([.$F24])*100+MONTH([.$F24]);[.P$1]&lt;=YEAR([.$G24])*100+MONTH([.$G24]));&quot;X&quot;;&quot;&quot;)" table:style-name="ce28">
            <text:p>X</text:p>
          </table:table-cell>
          <table:table-cell office:value-type="string" office:string-value="X" table:formula="of:=IF(AND([.Q$1]&gt;=YEAR([.$F24])*100+MONTH([.$F24]);[.Q$1]&lt;=YEAR([.$G24])*100+MONTH([.$G24]));&quot;X&quot;;&quot;&quot;)" table:style-name="ce28">
            <text:p>X</text:p>
          </table:table-cell>
          <table:table-cell office:value-type="string" office:string-value="X" table:formula="of:=IF(AND([.R$1]&gt;=YEAR([.$F24])*100+MONTH([.$F24]);[.R$1]&lt;=YEAR([.$G24])*100+MONTH([.$G24]));&quot;X&quot;;&quot;&quot;)" table:style-name="ce28">
            <text:p>X</text:p>
          </table:table-cell>
          <table:table-cell office:value-type="string" office:string-value="" table:formula="of:=IF(AND([.S$1]&gt;=YEAR([.$F24])*100+MONTH([.$F24]);[.S$1]&lt;=YEAR([.$G24])*100+MONTH([.$G24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19">
            <text:p>A3.7</text:p>
          </table:table-cell>
          <table:table-cell office:value-type="string" table:style-name="ce11">
            <text:p>Supporto all'avvio dell'accreditamento AgID (scenari 1 e 3)</text:p>
            <text:p><text:span text:style-name="T2">- Pianificazione del processo di accreditamento</text:span><text:span text:style-name="T2"/></text:p>
            <text:p><text:span text:style-name="T2">- Compilazione della documentazione da inviare a AgID</text:span><text:span text:style-name="T2"/></text:p>
            <text:p><text:span text:style-name="T2">Output: Manuale di Conservazione</text:span><text:span text:style-name="T2"/></text:p>
            <text:p><text:span text:style-name="T2">Piano della Sicurezza</text:span></text:p>
          </table:table-cell>
          <table:table-cell table:style-name="ce16"/>
          <table:table-cell office:value-type="date" office:date-value="2017-11-01T00:00:00" table:style-name="ce14">
            <text:p>1/11/17</text:p>
          </table:table-cell>
          <table:table-cell office:value-type="date" office:date-value="2018-01-26T00:00:00" table:style-name="ce14">
            <text:p>26/1/18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9-03-31T00:00:00" table:style-name="ce14">
            <text:p>31/3/19</text:p>
          </table:table-cell>
          <table:table-cell office:value-type="string" office:string-value="" table:formula="of:=IF(AND([.H$1]&gt;=YEAR([.$F25])*100+MONTH([.$F25]);[.H$1]&lt;=YEAR([.$G25])*100+MONTH([.$G25]));&quot;X&quot;;&quot;&quot;)" table:style-name="ce28"/>
          <table:table-cell office:value-type="string" office:string-value="X" table:formula="of:=IF(AND([.I$1]&gt;=YEAR([.$F25])*100+MONTH([.$F25]);[.I$1]&lt;=YEAR([.$G25])*100+MONTH([.$G25]));&quot;X&quot;;&quot;&quot;)" table:style-name="ce28">
            <text:p>X</text:p>
          </table:table-cell>
          <table:table-cell office:value-type="string" office:string-value="X" table:formula="of:=IF(AND([.J$1]&gt;=YEAR([.$F25])*100+MONTH([.$F25]);[.J$1]&lt;=YEAR([.$G25])*100+MONTH([.$G25]));&quot;X&quot;;&quot;&quot;)" table:style-name="ce28">
            <text:p>X</text:p>
          </table:table-cell>
          <table:table-cell office:value-type="string" office:string-value="X" table:formula="of:=IF(AND([.K$1]&gt;=YEAR([.$F25])*100+MONTH([.$F25]);[.K$1]&lt;=YEAR([.$G25])*100+MONTH([.$G25]));&quot;X&quot;;&quot;&quot;)" table:style-name="ce28">
            <text:p>X</text:p>
          </table:table-cell>
          <table:table-cell office:value-type="string" office:string-value="X" table:formula="of:=IF(AND([.L$1]&gt;=YEAR([.$F25])*100+MONTH([.$F25]);[.L$1]&lt;=YEAR([.$G25])*100+MONTH([.$G25]));&quot;X&quot;;&quot;&quot;)" table:style-name="ce28">
            <text:p>X</text:p>
          </table:table-cell>
          <table:table-cell office:value-type="string" office:string-value="X" table:formula="of:=IF(AND([.M$1]&gt;=YEAR([.$F25])*100+MONTH([.$F25]);[.M$1]&lt;=YEAR([.$G25])*100+MONTH([.$G25]));&quot;X&quot;;&quot;&quot;)" table:style-name="ce28">
            <text:p>X</text:p>
          </table:table-cell>
          <table:table-cell office:value-type="string" office:string-value="X" table:formula="of:=IF(AND([.N$1]&gt;=YEAR([.$F25])*100+MONTH([.$F25]);[.N$1]&lt;=YEAR([.$G25])*100+MONTH([.$G25]));&quot;X&quot;;&quot;&quot;)" table:style-name="ce28">
            <text:p>X</text:p>
          </table:table-cell>
          <table:table-cell office:value-type="string" office:string-value="X" table:formula="of:=IF(AND([.O$1]&gt;=YEAR([.$F25])*100+MONTH([.$F25]);[.O$1]&lt;=YEAR([.$G25])*100+MONTH([.$G25]));&quot;X&quot;;&quot;&quot;)" table:style-name="ce28">
            <text:p>X</text:p>
          </table:table-cell>
          <table:table-cell office:value-type="string" office:string-value="X" table:formula="of:=IF(AND([.P$1]&gt;=YEAR([.$F25])*100+MONTH([.$F25]);[.P$1]&lt;=YEAR([.$G25])*100+MONTH([.$G25]));&quot;X&quot;;&quot;&quot;)" table:style-name="ce28">
            <text:p>X</text:p>
          </table:table-cell>
          <table:table-cell office:value-type="string" office:string-value="X" table:formula="of:=IF(AND([.Q$1]&gt;=YEAR([.$F25])*100+MONTH([.$F25]);[.Q$1]&lt;=YEAR([.$G25])*100+MONTH([.$G25]));&quot;X&quot;;&quot;&quot;)" table:style-name="ce28">
            <text:p>X</text:p>
          </table:table-cell>
          <table:table-cell office:value-type="string" office:string-value="X" table:formula="of:=IF(AND([.R$1]&gt;=YEAR([.$F25])*100+MONTH([.$F25]);[.R$1]&lt;=YEAR([.$G25])*100+MONTH([.$G25]));&quot;X&quot;;&quot;&quot;)" table:style-name="ce28">
            <text:p>X</text:p>
          </table:table-cell>
          <table:table-cell office:value-type="string" office:string-value="" table:formula="of:=IF(AND([.S$1]&gt;=YEAR([.$F25])*100+MONTH([.$F25]);[.S$1]&lt;=YEAR([.$G25])*100+MONTH([.$G25]));&quot;X&quot;;&quot;&quot;)" table:style-name="ce28"/>
          <table:table-cell table:number-columns-repeated="16365" table:style-name="ce1"/>
        </table:table-row>
        <table:table-row table:style-name="ro3">
          <table:table-cell office:value-type="string" table:style-name="ce20">
            <text:p>A4.1</text:p>
          </table:table-cell>
          <table:table-cell office:value-type="string" table:style-name="ce11">
            <text:p>Definizione delle linee guida di evoluzione della Buona Pratica nel periodo medio-lungo</text:p>
            <text:p><text:span text:style-name="T2">Output: Linee guida di evoluzione della Buona Pratica</text:span><text:span text:style-name="T2"/></text:p>
            <text:p><text:span text:style-name="T2">Strumenti per l'evoluzione collaborativa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4-27T00:00:00" table:style-name="ce14">
            <text:p>27/4/18</text:p>
          </table:table-cell>
          <table:table-cell office:value-type="date" office:date-value="2018-10-31T00:00:00" table:style-name="ce14">
            <text:p>31/10/18</text:p>
          </table:table-cell>
          <table:table-cell office:value-type="date" office:date-value="2018-11-25T00:00:00" table:style-name="ce14">
            <text:p>25/11/18</text:p>
          </table:table-cell>
          <table:table-cell office:value-type="string" office:string-value="" table:formula="of:=IF(AND([.H$1]&gt;=YEAR([.$F26])*100+MONTH([.$F26]);[.H$1]&lt;=YEAR([.$G26])*100+MONTH([.$G26]));&quot;X&quot;;&quot;&quot;)" table:style-name="ce29"/>
          <table:table-cell office:value-type="string" office:string-value="" table:formula="of:=IF(AND([.I$1]&gt;=YEAR([.$F26])*100+MONTH([.$F26]);[.I$1]&lt;=YEAR([.$G26])*100+MONTH([.$G26]));&quot;X&quot;;&quot;&quot;)" table:style-name="ce29"/>
          <table:table-cell office:value-type="string" office:string-value="" table:formula="of:=IF(AND([.J$1]&gt;=YEAR([.$F26])*100+MONTH([.$F26]);[.J$1]&lt;=YEAR([.$G26])*100+MONTH([.$G26]));&quot;X&quot;;&quot;&quot;)" table:style-name="ce29"/>
          <table:table-cell office:value-type="string" office:string-value="" table:formula="of:=IF(AND([.K$1]&gt;=YEAR([.$F26])*100+MONTH([.$F26]);[.K$1]&lt;=YEAR([.$G26])*100+MONTH([.$G26]));&quot;X&quot;;&quot;&quot;)" table:style-name="ce29"/>
          <table:table-cell office:value-type="string" office:string-value="" table:formula="of:=IF(AND([.L$1]&gt;=YEAR([.$F26])*100+MONTH([.$F26]);[.L$1]&lt;=YEAR([.$G26])*100+MONTH([.$G26]));&quot;X&quot;;&quot;&quot;)" table:style-name="ce29"/>
          <table:table-cell table:style-name="ce29"/>
          <table:table-cell table:style-name="ce29"/>
          <table:table-cell table:style-name="ce29"/>
          <table:table-cell office:value-type="string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office:string-value="" table:formula="of:=IF(AND([.R$1]&gt;=YEAR([.$F26])*100+MONTH([.$F26]);[.R$1]&lt;=YEAR([.$G26])*100+MONTH([.$G26]));&quot;X&quot;;&quot;&quot;)" table:style-name="ce29"/>
          <table:table-cell office:value-type="string" office:string-value="" table:formula="of:=IF(AND([.S$1]&gt;=YEAR([.$F26])*100+MONTH([.$F26]);[.S$1]&lt;=YEAR([.$G26])*100+MONTH([.$G26]));&quot;X&quot;;&quot;&quot;)" table:style-name="ce29"/>
          <table:table-cell table:number-columns-repeated="16365" table:style-name="ce1"/>
        </table:table-row>
        <table:table-row table:style-name="ro3">
          <table:table-cell office:value-type="string" table:style-name="ce20">
            <text:p>A4.2</text:p>
          </table:table-cell>
          <table:table-cell office:value-type="string" table:style-name="ce11">
            <text:p>Generalizzazione dei meccanismi di intetfaccia per ampliare il numero di sistemi alimentanti il sistema di conservazione</text:p>
            <text:p><text:span text:style-name="T2">Output: Specifiche di interfaccia generalizzate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8-09-01T00:00:00" table:style-name="ce14">
            <text:p>1/9/18</text:p>
          </table:table-cell>
          <table:table-cell office:value-type="date" office:date-value="2018-12-31T00:00:00" table:style-name="ce14">
            <text:p>31/12/18</text:p>
          </table:table-cell>
          <table:table-cell office:value-type="string" office:string-value="" table:formula="of:=IF(AND([.H$1]&gt;=YEAR([.$F27])*100+MONTH([.$F27]);[.H$1]&lt;=YEAR([.$G27])*100+MONTH([.$G27]));&quot;X&quot;;&quot;&quot;)" table:style-name="ce29"/>
          <table:table-cell office:value-type="string" office:string-value="" table:formula="of:=IF(AND([.I$1]&gt;=YEAR([.$F27])*100+MONTH([.$F27]);[.I$1]&lt;=YEAR([.$G27])*100+MONTH([.$G27]));&quot;X&quot;;&quot;&quot;)" table:style-name="ce29"/>
          <table:table-cell office:value-type="string" office:string-value="" table:formula="of:=IF(AND([.J$1]&gt;=YEAR([.$F27])*100+MONTH([.$F27]);[.J$1]&lt;=YEAR([.$G27])*100+MONTH([.$G27]));&quot;X&quot;;&quot;&quot;)" table:style-name="ce29"/>
          <table:table-cell office:value-type="string" office:string-value="" table:formula="of:=IF(AND([.K$1]&gt;=YEAR([.$F27])*100+MONTH([.$F27]);[.K$1]&lt;=YEAR([.$G27])*100+MONTH([.$G27]));&quot;X&quot;;&quot;&quot;)" table:style-name="ce29"/>
          <table:table-cell office:value-type="string" office:string-value="X" table:formula="of:=IF(AND([.L$1]&gt;=YEAR([.$F27])*100+MONTH([.$F27]);[.L$1]&lt;=YEAR([.$G27])*100+MONTH([.$G27]));&quot;X&quot;;&quot;&quot;)" table:style-name="ce29">
            <text:p>X</text:p>
          </table:table-cell>
          <table:table-cell office:value-type="string" office:string-value="X" table:formula="of:=IF(AND([.M$1]&gt;=YEAR([.$F27])*100+MONTH([.$F27]);[.M$1]&lt;=YEAR([.$G27])*100+MONTH([.$G27]));&quot;X&quot;;&quot;&quot;)" table:style-name="ce29">
            <text:p>X</text:p>
          </table:table-cell>
          <table:table-cell office:value-type="string" office:string-value="X" table:formula="of:=IF(AND([.N$1]&gt;=YEAR([.$F27])*100+MONTH([.$F27]);[.N$1]&lt;=YEAR([.$G27])*100+MONTH([.$G27]));&quot;X&quot;;&quot;&quot;)" table:style-name="ce29">
            <text:p>X</text:p>
          </table:table-cell>
          <table:table-cell office:value-type="string" office:string-value="X" table:formula="of:=IF(AND([.O$1]&gt;=YEAR([.$F27])*100+MONTH([.$F27]);[.O$1]&lt;=YEAR([.$G27])*100+MONTH([.$G27]));&quot;X&quot;;&quot;&quot;)" table:style-name="ce29">
            <text:p>X</text:p>
          </table:table-cell>
          <table:table-cell office:value-type="string" office:string-value="" table:formula="of:=IF(AND([.P$1]&gt;=YEAR([.$F27])*100+MONTH([.$F27]);[.P$1]&lt;=YEAR([.$G27])*100+MONTH([.$G27]));&quot;X&quot;;&quot;&quot;)" table:style-name="ce29"/>
          <table:table-cell office:value-type="string" office:string-value="" table:formula="of:=IF(AND([.Q$1]&gt;=YEAR([.$F27])*100+MONTH([.$F27]);[.Q$1]&lt;=YEAR([.$G27])*100+MONTH([.$G27]));&quot;X&quot;;&quot;&quot;)" table:style-name="ce29"/>
          <table:table-cell office:value-type="string" office:string-value="" table:formula="of:=IF(AND([.R$1]&gt;=YEAR([.$F27])*100+MONTH([.$F27]);[.R$1]&lt;=YEAR([.$G27])*100+MONTH([.$G27]));&quot;X&quot;;&quot;&quot;)" table:style-name="ce29"/>
          <table:table-cell office:value-type="string" office:string-value="" table:formula="of:=IF(AND([.S$1]&gt;=YEAR([.$F27])*100+MONTH([.$F27]);[.S$1]&lt;=YEAR([.$G27])*100+MONTH([.$G27]));&quot;X&quot;;&quot;&quot;)" table:style-name="ce29"/>
          <table:table-cell table:style-name="ce21"/>
          <table:table-cell table:number-columns-repeated="16364"/>
        </table:table-row>
        <table:table-row table:style-name="ro3">
          <table:table-cell office:value-type="string" table:style-name="ce20">
            <text:p>A4.3</text:p>
          </table:table-cell>
          <table:table-cell office:value-type="string" table:style-name="ce11">
            <text:p>Revisione dell'interfaccia uomo-macchina delle funzionalità di maggiore diffusione per facilitarne l'utilizzo</text:p>
            <text:p><text:span text:style-name="T2">Output: Specifiche della nuova GUI</text:span><text:span text:style-name="T2"/></text:p>
            <text:p><text:span text:style-name="T2">- Specifiche per il pluri-linguismo</text:span><text:span text:style-name="T2"/></text:p>
            <text:p><text:span text:style-name="T2">- Prototipo della nuova interfaccia uomo-macchina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8-09-01T00:00:00" table:style-name="ce14">
            <text:p>1/9/18</text:p>
          </table:table-cell>
          <table:table-cell office:value-type="date" office:date-value="2019-03-31T00:00:00" table:style-name="ce14">
            <text:p>31/3/19</text:p>
          </table:table-cell>
          <table:table-cell office:value-type="string" office:string-value="" table:formula="of:=IF(AND([.H$1]&gt;=YEAR([.$F28])*100+MONTH([.$F28]);[.H$1]&lt;=YEAR([.$G28])*100+MONTH([.$G28]));&quot;X&quot;;&quot;&quot;)" table:style-name="ce29"/>
          <table:table-cell office:value-type="string" office:string-value="" table:formula="of:=IF(AND([.I$1]&gt;=YEAR([.$F28])*100+MONTH([.$F28]);[.I$1]&lt;=YEAR([.$G28])*100+MONTH([.$G28]));&quot;X&quot;;&quot;&quot;)" table:style-name="ce29"/>
          <table:table-cell office:value-type="string" office:string-value="" table:formula="of:=IF(AND([.J$1]&gt;=YEAR([.$F28])*100+MONTH([.$F28]);[.J$1]&lt;=YEAR([.$G28])*100+MONTH([.$G28]));&quot;X&quot;;&quot;&quot;)" table:style-name="ce29"/>
          <table:table-cell office:value-type="string" office:string-value="" table:formula="of:=IF(AND([.K$1]&gt;=YEAR([.$F28])*100+MONTH([.$F28]);[.K$1]&lt;=YEAR([.$G28])*100+MONTH([.$G28]));&quot;X&quot;;&quot;&quot;)" table:style-name="ce29"/>
          <table:table-cell office:value-type="string" office:string-value="X" table:formula="of:=IF(AND([.L$1]&gt;=YEAR([.$F28])*100+MONTH([.$F28]);[.L$1]&lt;=YEAR([.$G28])*100+MONTH([.$G28]));&quot;X&quot;;&quot;&quot;)" table:style-name="ce29">
            <text:p>X</text:p>
          </table:table-cell>
          <table:table-cell office:value-type="string" office:string-value="X" table:formula="of:=IF(AND([.M$1]&gt;=YEAR([.$F28])*100+MONTH([.$F28]);[.M$1]&lt;=YEAR([.$G28])*100+MONTH([.$G28]));&quot;X&quot;;&quot;&quot;)" table:style-name="ce29">
            <text:p>X</text:p>
          </table:table-cell>
          <table:table-cell office:value-type="string" office:string-value="X" table:formula="of:=IF(AND([.N$1]&gt;=YEAR([.$F28])*100+MONTH([.$F28]);[.N$1]&lt;=YEAR([.$G28])*100+MONTH([.$G28]));&quot;X&quot;;&quot;&quot;)" table:style-name="ce29">
            <text:p>X</text:p>
          </table:table-cell>
          <table:table-cell office:value-type="string" office:string-value="X" table:formula="of:=IF(AND([.O$1]&gt;=YEAR([.$F28])*100+MONTH([.$F28]);[.O$1]&lt;=YEAR([.$G28])*100+MONTH([.$G28]));&quot;X&quot;;&quot;&quot;)" table:style-name="ce29">
            <text:p>X</text:p>
          </table:table-cell>
          <table:table-cell office:value-type="string" office:string-value="X" table:formula="of:=IF(AND([.P$1]&gt;=YEAR([.$F28])*100+MONTH([.$F28]);[.P$1]&lt;=YEAR([.$G28])*100+MONTH([.$G28]));&quot;X&quot;;&quot;&quot;)" table:style-name="ce29">
            <text:p>X</text:p>
          </table:table-cell>
          <table:table-cell office:value-type="string" office:string-value="X" table:formula="of:=IF(AND([.Q$1]&gt;=YEAR([.$F28])*100+MONTH([.$F28]);[.Q$1]&lt;=YEAR([.$G28])*100+MONTH([.$G28]));&quot;X&quot;;&quot;&quot;)" table:style-name="ce29">
            <text:p>X</text:p>
          </table:table-cell>
          <table:table-cell office:value-type="string" office:string-value="X" table:formula="of:=IF(AND([.R$1]&gt;=YEAR([.$F28])*100+MONTH([.$F28]);[.R$1]&lt;=YEAR([.$G28])*100+MONTH([.$G28]));&quot;X&quot;;&quot;&quot;)" table:style-name="ce29">
            <text:p>X</text:p>
          </table:table-cell>
          <table:table-cell office:value-type="string" office:string-value="" table:formula="of:=IF(AND([.S$1]&gt;=YEAR([.$F28])*100+MONTH([.$F28]);[.S$1]&lt;=YEAR([.$G28])*100+MONTH([.$G28]));&quot;X&quot;;&quot;&quot;)" table:style-name="ce29"/>
          <table:table-cell table:number-columns-repeated="16365" table:style-name="ce1"/>
        </table:table-row>
        <table:table-row table:style-name="ro3">
          <table:table-cell office:value-type="string" table:style-name="ce20">
            <text:p>A4.4</text:p>
          </table:table-cell>
          <table:table-cell office:value-type="string" table:style-name="ce11">
            <text:p>Revisione dell'architettura tecnica in funzione dell'affidabilità e della robustezza</text:p>
            <text:p><text:span text:style-name="T2">Output: Studio per l'evoluzione dell'architettura</text:span></text:p>
          </table:table-cell>
          <table:table-cell table:style-name="ce16"/>
          <table:table-cell office:value-type="date" office:date-value="2018-06-04T00:00:00" table:style-name="ce14">
            <text:p>4/6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8-12-01T00:00:00" table:style-name="ce14">
            <text:p>1/12/18</text:p>
          </table:table-cell>
          <table:table-cell office:value-type="date" office:date-value="2019-02-28T00:00:00" table:style-name="ce14">
            <text:p>28/2/19</text:p>
          </table:table-cell>
          <table:table-cell office:value-type="string" office:string-value="" table:formula="of:=IF(AND([.H$1]&gt;=YEAR([.$F29])*100+MONTH([.$F29]);[.H$1]&lt;=YEAR([.$G29])*100+MONTH([.$G29]));&quot;X&quot;;&quot;&quot;)" table:style-name="ce29"/>
          <table:table-cell office:value-type="string" office:string-value="" table:formula="of:=IF(AND([.I$1]&gt;=YEAR([.$F29])*100+MONTH([.$F29]);[.I$1]&lt;=YEAR([.$G29])*100+MONTH([.$G29]));&quot;X&quot;;&quot;&quot;)" table:style-name="ce29"/>
          <table:table-cell office:value-type="string" office:string-value="" table:formula="of:=IF(AND([.J$1]&gt;=YEAR([.$F29])*100+MONTH([.$F29]);[.J$1]&lt;=YEAR([.$G29])*100+MONTH([.$G29]));&quot;X&quot;;&quot;&quot;)" table:style-name="ce29"/>
          <table:table-cell office:value-type="string" office:string-value="" table:formula="of:=IF(AND([.K$1]&gt;=YEAR([.$F29])*100+MONTH([.$F29]);[.K$1]&lt;=YEAR([.$G29])*100+MONTH([.$G29]));&quot;X&quot;;&quot;&quot;)" table:style-name="ce29"/>
          <table:table-cell office:value-type="string" office:string-value="" table:formula="of:=IF(AND([.L$1]&gt;=YEAR([.$F29])*100+MONTH([.$F29]);[.L$1]&lt;=YEAR([.$G29])*100+MONTH([.$G29]));&quot;X&quot;;&quot;&quot;)" table:style-name="ce29"/>
          <table:table-cell office:value-type="string" office:string-value="" table:formula="of:=IF(AND([.M$1]&gt;=YEAR([.$F29])*100+MONTH([.$F29]);[.M$1]&lt;=YEAR([.$G29])*100+MONTH([.$G29]));&quot;X&quot;;&quot;&quot;)" table:style-name="ce29"/>
          <table:table-cell office:value-type="string" office:string-value="" table:formula="of:=IF(AND([.N$1]&gt;=YEAR([.$F29])*100+MONTH([.$F29]);[.N$1]&lt;=YEAR([.$G29])*100+MONTH([.$G29]));&quot;X&quot;;&quot;&quot;)" table:style-name="ce29"/>
          <table:table-cell office:value-type="string" office:string-value="X" table:formula="of:=IF(AND([.O$1]&gt;=YEAR([.$F29])*100+MONTH([.$F29]);[.O$1]&lt;=YEAR([.$G29])*100+MONTH([.$G29]));&quot;X&quot;;&quot;&quot;)" table:style-name="ce29">
            <text:p>X</text:p>
          </table:table-cell>
          <table:table-cell office:value-type="string" office:string-value="X" table:formula="of:=IF(AND([.P$1]&gt;=YEAR([.$F29])*100+MONTH([.$F29]);[.P$1]&lt;=YEAR([.$G29])*100+MONTH([.$G29]));&quot;X&quot;;&quot;&quot;)" table:style-name="ce29">
            <text:p>X</text:p>
          </table:table-cell>
          <table:table-cell office:value-type="string" office:string-value="X" table:formula="of:=IF(AND([.Q$1]&gt;=YEAR([.$F29])*100+MONTH([.$F29]);[.Q$1]&lt;=YEAR([.$G29])*100+MONTH([.$G29]));&quot;X&quot;;&quot;&quot;)" table:style-name="ce29">
            <text:p>X</text:p>
          </table:table-cell>
          <table:table-cell office:value-type="string" office:string-value="" table:formula="of:=IF(AND([.R$1]&gt;=YEAR([.$F29])*100+MONTH([.$F29]);[.R$1]&lt;=YEAR([.$G29])*100+MONTH([.$G29]));&quot;X&quot;;&quot;&quot;)" table:style-name="ce29"/>
          <table:table-cell office:value-type="string" office:string-value="" table:formula="of:=IF(AND([.S$1]&gt;=YEAR([.$F29])*100+MONTH([.$F29]);[.S$1]&lt;=YEAR([.$G29])*100+MONTH([.$G29]));&quot;X&quot;;&quot;&quot;)" table:style-name="ce29"/>
          <table:table-cell table:number-columns-repeated="16365" table:style-name="ce1"/>
        </table:table-row>
        <table:table-row table:style-name="ro3">
          <table:table-cell office:value-type="string" table:style-name="ce20">
            <text:p>A4.5</text:p>
          </table:table-cell>
          <table:table-cell office:value-type="string" table:style-name="ce11">
            <text:p>Potenziamento dei servizi di e-learning</text:p>
            <text:p><text:span text:style-name="T2">Output: Nuovi oggetti formativi</text:span></text:p>
          </table:table-cell>
          <table:table-cell table:style-name="ce16"/>
          <table:table-cell office:value-type="date" office:date-value="2018-06-04T00:00:00" table:style-name="ce14">
            <text:p>4/6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9-01-02T00:00:00" table:style-name="ce14">
            <text:p>2/1/19</text:p>
          </table:table-cell>
          <table:table-cell office:value-type="date" office:date-value="2019-03-31T00:00:00" table:style-name="ce14">
            <text:p>31/3/19</text:p>
          </table:table-cell>
          <table:table-cell office:value-type="string" office:string-value="" table:formula="of:=IF(AND([.H$1]&gt;=YEAR([.$F30])*100+MONTH([.$F30]);[.H$1]&lt;=YEAR([.$G30])*100+MONTH([.$G30]));&quot;X&quot;;&quot;&quot;)" table:style-name="ce29"/>
          <table:table-cell office:value-type="string" office:string-value="" table:formula="of:=IF(AND([.I$1]&gt;=YEAR([.$F30])*100+MONTH([.$F30]);[.I$1]&lt;=YEAR([.$G30])*100+MONTH([.$G30]));&quot;X&quot;;&quot;&quot;)" table:style-name="ce29"/>
          <table:table-cell office:value-type="string" office:string-value="" table:formula="of:=IF(AND([.J$1]&gt;=YEAR([.$F30])*100+MONTH([.$F30]);[.J$1]&lt;=YEAR([.$G30])*100+MONTH([.$G30]));&quot;X&quot;;&quot;&quot;)" table:style-name="ce29"/>
          <table:table-cell office:value-type="string" office:string-value="" table:formula="of:=IF(AND([.K$1]&gt;=YEAR([.$F30])*100+MONTH([.$F30]);[.K$1]&lt;=YEAR([.$G30])*100+MONTH([.$G30]));&quot;X&quot;;&quot;&quot;)" table:style-name="ce29"/>
          <table:table-cell office:value-type="string" office:string-value="" table:formula="of:=IF(AND([.L$1]&gt;=YEAR([.$F30])*100+MONTH([.$F30]);[.L$1]&lt;=YEAR([.$G30])*100+MONTH([.$G30]));&quot;X&quot;;&quot;&quot;)" table:style-name="ce29"/>
          <table:table-cell office:value-type="string" office:string-value="" table:formula="of:=IF(AND([.M$1]&gt;=YEAR([.$F30])*100+MONTH([.$F30]);[.M$1]&lt;=YEAR([.$G30])*100+MONTH([.$G30]));&quot;X&quot;;&quot;&quot;)" table:style-name="ce29"/>
          <table:table-cell office:value-type="string" office:string-value="" table:formula="of:=IF(AND([.N$1]&gt;=YEAR([.$F30])*100+MONTH([.$F30]);[.N$1]&lt;=YEAR([.$G30])*100+MONTH([.$G30]));&quot;X&quot;;&quot;&quot;)" table:style-name="ce29"/>
          <table:table-cell office:value-type="string" office:string-value="" table:formula="of:=IF(AND([.O$1]&gt;=YEAR([.$F30])*100+MONTH([.$F30]);[.O$1]&lt;=YEAR([.$G30])*100+MONTH([.$G30]));&quot;X&quot;;&quot;&quot;)" table:style-name="ce29"/>
          <table:table-cell office:value-type="string" office:string-value="X" table:formula="of:=IF(AND([.P$1]&gt;=YEAR([.$F30])*100+MONTH([.$F30]);[.P$1]&lt;=YEAR([.$G30])*100+MONTH([.$G30]));&quot;X&quot;;&quot;&quot;)" table:style-name="ce29">
            <text:p>X</text:p>
          </table:table-cell>
          <table:table-cell office:value-type="string" office:string-value="X" table:formula="of:=IF(AND([.Q$1]&gt;=YEAR([.$F30])*100+MONTH([.$F30]);[.Q$1]&lt;=YEAR([.$G30])*100+MONTH([.$G30]));&quot;X&quot;;&quot;&quot;)" table:style-name="ce29">
            <text:p>X</text:p>
          </table:table-cell>
          <table:table-cell office:value-type="string" office:string-value="X" table:formula="of:=IF(AND([.R$1]&gt;=YEAR([.$F30])*100+MONTH([.$F30]);[.R$1]&lt;=YEAR([.$G30])*100+MONTH([.$G30]));&quot;X&quot;;&quot;&quot;)" table:style-name="ce29">
            <text:p>X</text:p>
          </table:table-cell>
          <table:table-cell office:value-type="string" office:string-value="" table:formula="of:=IF(AND([.S$1]&gt;=YEAR([.$F30])*100+MONTH([.$F30]);[.S$1]&lt;=YEAR([.$G30])*100+MONTH([.$G30]));&quot;X&quot;;&quot;&quot;)" table:style-name="ce29"/>
          <table:table-cell table:number-columns-repeated="16365" table:style-name="ce1"/>
        </table:table-row>
        <table:table-row table:style-name="ro3">
          <table:table-cell office:value-type="string" table:style-name="ce20">
            <text:p>A4.6</text:p>
          </table:table-cell>
          <table:table-cell office:value-type="string" table:style-name="ce11">
            <text:p>Affinamento delle linee guida per la conservazione per facilitare il trasferimento della Buona Pratica</text:p>
            <text:p><text:span text:style-name="T2">Output: Modelli aggiornati dei Processi e delle Procedure</text:span><text:span text:style-name="T2"/></text:p>
            <text:p><text:span text:style-name="T2">Linee guida aggiornate per la conservazione delle diverse tipologie documentarie</text:span></text:p>
          </table:table-cell>
          <table:table-cell table:style-name="ce16"/>
          <table:table-cell office:value-type="date" office:date-value="2018-05-01T00:00:00" table:style-name="ce14">
            <text:p>1/5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8-11-29T00:00:00" table:style-name="ce14">
            <text:p>29/11/18</text:p>
          </table:table-cell>
          <table:table-cell office:value-type="date" office:date-value="2019-02-24T00:00:00" table:style-name="ce14">
            <text:p>24/2/19</text:p>
          </table:table-cell>
          <table:table-cell office:value-type="string" office:string-value="" table:formula="of:=IF(AND([.H$1]&gt;=YEAR([.$F31])*100+MONTH([.$F31]);[.H$1]&lt;=YEAR([.$G31])*100+MONTH([.$G31]));&quot;X&quot;;&quot;&quot;)" table:style-name="ce29"/>
          <table:table-cell office:value-type="string" office:string-value="" table:formula="of:=IF(AND([.I$1]&gt;=YEAR([.$F31])*100+MONTH([.$F31]);[.I$1]&lt;=YEAR([.$G31])*100+MONTH([.$G31]));&quot;X&quot;;&quot;&quot;)" table:style-name="ce29"/>
          <table:table-cell office:value-type="string" office:string-value="" table:formula="of:=IF(AND([.J$1]&gt;=YEAR([.$F31])*100+MONTH([.$F31]);[.J$1]&lt;=YEAR([.$G31])*100+MONTH([.$G31]));&quot;X&quot;;&quot;&quot;)" table:style-name="ce29"/>
          <table:table-cell office:value-type="string" office:string-value="" table:formula="of:=IF(AND([.K$1]&gt;=YEAR([.$F31])*100+MONTH([.$F31]);[.K$1]&lt;=YEAR([.$G31])*100+MONTH([.$G31]));&quot;X&quot;;&quot;&quot;)" table:style-name="ce29"/>
          <table:table-cell office:value-type="string" office:string-value="" table:formula="of:=IF(AND([.L$1]&gt;=YEAR([.$F31])*100+MONTH([.$F31]);[.L$1]&lt;=YEAR([.$G31])*100+MONTH([.$G31]));&quot;X&quot;;&quot;&quot;)" table:style-name="ce29"/>
          <table:table-cell office:value-type="string" office:string-value="" table:formula="of:=IF(AND([.M$1]&gt;=YEAR([.$F31])*100+MONTH([.$F31]);[.M$1]&lt;=YEAR([.$G31])*100+MONTH([.$G31]));&quot;X&quot;;&quot;&quot;)" table:style-name="ce29"/>
          <table:table-cell office:value-type="string" office:string-value="X" table:formula="of:=IF(AND([.N$1]&gt;=YEAR([.$F31])*100+MONTH([.$F31]);[.N$1]&lt;=YEAR([.$G31])*100+MONTH([.$G31]));&quot;X&quot;;&quot;&quot;)" table:style-name="ce29">
            <text:p>X</text:p>
          </table:table-cell>
          <table:table-cell office:value-type="string" office:string-value="X" table:formula="of:=IF(AND([.O$1]&gt;=YEAR([.$F31])*100+MONTH([.$F31]);[.O$1]&lt;=YEAR([.$G31])*100+MONTH([.$G31]));&quot;X&quot;;&quot;&quot;)" table:style-name="ce29">
            <text:p>X</text:p>
          </table:table-cell>
          <table:table-cell office:value-type="string" office:string-value="X" table:formula="of:=IF(AND([.P$1]&gt;=YEAR([.$F31])*100+MONTH([.$F31]);[.P$1]&lt;=YEAR([.$G31])*100+MONTH([.$G31]));&quot;X&quot;;&quot;&quot;)" table:style-name="ce29">
            <text:p>X</text:p>
          </table:table-cell>
          <table:table-cell office:value-type="string" office:string-value="X" table:formula="of:=IF(AND([.Q$1]&gt;=YEAR([.$F31])*100+MONTH([.$F31]);[.Q$1]&lt;=YEAR([.$G31])*100+MONTH([.$G31]));&quot;X&quot;;&quot;&quot;)" table:style-name="ce29">
            <text:p>X</text:p>
          </table:table-cell>
          <table:table-cell office:value-type="string" office:string-value="" table:formula="of:=IF(AND([.R$1]&gt;=YEAR([.$F31])*100+MONTH([.$F31]);[.R$1]&lt;=YEAR([.$G31])*100+MONTH([.$G31]));&quot;X&quot;;&quot;&quot;)" table:style-name="ce29"/>
          <table:table-cell office:value-type="string" office:string-value="" table:formula="of:=IF(AND([.S$1]&gt;=YEAR([.$F31])*100+MONTH([.$F31]);[.S$1]&lt;=YEAR([.$G31])*100+MONTH([.$G31]));&quot;X&quot;;&quot;&quot;)" table:style-name="ce29"/>
          <table:table-cell table:number-columns-repeated="16365" table:style-name="ce1"/>
        </table:table-row>
        <table:table-row table:style-name="ro3">
          <table:table-cell office:value-type="string" table:style-name="ce20">
            <text:p>A4.7</text:p>
          </table:table-cell>
          <table:table-cell office:value-type="string" table:style-name="ce11">
            <text:p>Aggiornamento delle metodologie di trasferimento della Buona Pratica</text:p>
            <text:p><text:span text:style-name="T2">Output: Linee guida aggiornate per la migrazione di scenario</text:span></text:p>
          </table:table-cell>
          <table:table-cell table:style-name="ce16"/>
          <table:table-cell office:value-type="date" office:date-value="2018-07-02T00:00:00" table:style-name="ce14">
            <text:p>2/7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9-01-30T00:00:00" table:style-name="ce14">
            <text:p>30/1/19</text:p>
          </table:table-cell>
          <table:table-cell office:value-type="date" office:date-value="2019-02-24T00:00:00" table:style-name="ce14">
            <text:p>24/2/19</text:p>
          </table:table-cell>
          <table:table-cell office:value-type="string" office:string-value="" table:formula="of:=IF(AND([.H$1]&gt;=YEAR([.$F32])*100+MONTH([.$F32]);[.H$1]&lt;=YEAR([.$G32])*100+MONTH([.$G32]));&quot;X&quot;;&quot;&quot;)" table:style-name="ce29"/>
          <table:table-cell office:value-type="string" office:string-value="" table:formula="of:=IF(AND([.I$1]&gt;=YEAR([.$F32])*100+MONTH([.$F32]);[.I$1]&lt;=YEAR([.$G32])*100+MONTH([.$G32]));&quot;X&quot;;&quot;&quot;)" table:style-name="ce29"/>
          <table:table-cell office:value-type="string" office:string-value="" table:formula="of:=IF(AND([.J$1]&gt;=YEAR([.$F32])*100+MONTH([.$F32]);[.J$1]&lt;=YEAR([.$G32])*100+MONTH([.$G32]));&quot;X&quot;;&quot;&quot;)" table:style-name="ce29"/>
          <table:table-cell office:value-type="string" office:string-value="" table:formula="of:=IF(AND([.K$1]&gt;=YEAR([.$F32])*100+MONTH([.$F32]);[.K$1]&lt;=YEAR([.$G32])*100+MONTH([.$G32]));&quot;X&quot;;&quot;&quot;)" table:style-name="ce29"/>
          <table:table-cell office:value-type="string" office:string-value="" table:formula="of:=IF(AND([.L$1]&gt;=YEAR([.$F32])*100+MONTH([.$F32]);[.L$1]&lt;=YEAR([.$G32])*100+MONTH([.$G32]));&quot;X&quot;;&quot;&quot;)" table:style-name="ce29"/>
          <table:table-cell office:value-type="string" office:string-value="" table:formula="of:=IF(AND([.M$1]&gt;=YEAR([.$F32])*100+MONTH([.$F32]);[.M$1]&lt;=YEAR([.$G32])*100+MONTH([.$G32]));&quot;X&quot;;&quot;&quot;)" table:style-name="ce29"/>
          <table:table-cell office:value-type="string" office:string-value="" table:formula="of:=IF(AND([.N$1]&gt;=YEAR([.$F32])*100+MONTH([.$F32]);[.N$1]&lt;=YEAR([.$G32])*100+MONTH([.$G32]));&quot;X&quot;;&quot;&quot;)" table:style-name="ce29"/>
          <table:table-cell office:value-type="string" office:string-value="" table:formula="of:=IF(AND([.O$1]&gt;=YEAR([.$F32])*100+MONTH([.$F32]);[.O$1]&lt;=YEAR([.$G32])*100+MONTH([.$G32]));&quot;X&quot;;&quot;&quot;)" table:style-name="ce29"/>
          <table:table-cell office:value-type="string" office:string-value="X" table:formula="of:=IF(AND([.P$1]&gt;=YEAR([.$F32])*100+MONTH([.$F32]);[.P$1]&lt;=YEAR([.$G32])*100+MONTH([.$G32]));&quot;X&quot;;&quot;&quot;)" table:style-name="ce29">
            <text:p>X</text:p>
          </table:table-cell>
          <table:table-cell office:value-type="string" office:string-value="X" table:formula="of:=IF(AND([.Q$1]&gt;=YEAR([.$F32])*100+MONTH([.$F32]);[.Q$1]&lt;=YEAR([.$G32])*100+MONTH([.$G32]));&quot;X&quot;;&quot;&quot;)" table:style-name="ce29">
            <text:p>X</text:p>
          </table:table-cell>
          <table:table-cell office:value-type="string" table:style-name="ce29">
            <text:p>X</text:p>
          </table:table-cell>
          <table:table-cell office:value-type="string" office:string-value="" table:formula="of:=IF(AND([.S$1]&gt;=YEAR([.$F32])*100+MONTH([.$F32]);[.S$1]&lt;=YEAR([.$G32])*100+MONTH([.$G32]));&quot;X&quot;;&quot;&quot;)" table:style-name="ce29"/>
          <table:table-cell table:number-columns-repeated="16365" table:style-name="ce1"/>
        </table:table-row>
        <table:table-row table:style-name="ro3">
          <table:table-cell office:value-type="string" table:style-name="ce22">
            <text:p>A5.1</text:p>
          </table:table-cell>
          <table:table-cell office:value-type="string" table:style-name="ce11">
            <text:p>Definizione del Piano di comunicazione della buona pratica per favorire promozione, comunicazione e disseminazione dell'intervento<text:span text:style-name="T2">, coerentemente con la SEZIONE 3 PUNTO 5 allegato A2, con l'allegato D e nel rispetto della disciplina comunitaria di riferimento e delle successive prescrizioni che saranno fornite dall’AdG, definendo modalità e tempistiche per l'attuazione delle azioni previste verso gli Enti del partenariato ed altri Enti potenzialmente interessati.</text:span><text:span text:style-name="T2"/></text:p>
            <text:p><text:span text:style-name="T2">Output: Piano di comunicazione</text:span></text:p>
          </table:table-cell>
          <table:table-cell office:value-type="float" office:value="1" table:style-name="ce16">
            <text:p>1</text:p>
          </table:table-cell>
          <table:table-cell office:value-type="date" office:date-value="2018-05-01T00:00:00" table:style-name="ce14">
            <text:p>1/5/18</text:p>
          </table:table-cell>
          <table:table-cell office:value-type="date" office:date-value="2018-05-31T00:00:00" table:style-name="ce14">
            <text:p>31/5/18</text:p>
          </table:table-cell>
          <table:table-cell office:value-type="date" office:date-value="2018-11-29T00:00:00" table:style-name="ce14">
            <text:p>29/11/18</text:p>
          </table:table-cell>
          <table:table-cell office:value-type="date" office:date-value="2018-12-29T00:00:00" table:style-name="ce14">
            <text:p>29/12/18</text:p>
          </table:table-cell>
          <table:table-cell office:value-type="string" office:string-value="" table:formula="of:=IF(AND([.H$1]&gt;=YEAR([.$F33])*100+MONTH([.$F33]);[.H$1]&lt;=YEAR([.$G33])*100+MONTH([.$G33]));&quot;X&quot;;&quot;&quot;)" table:style-name="ce30"/>
          <table:table-cell office:value-type="string" office:string-value="" table:formula="of:=IF(AND([.I$1]&gt;=YEAR([.$F33])*100+MONTH([.$F33]);[.I$1]&lt;=YEAR([.$G33])*100+MONTH([.$G33]));&quot;X&quot;;&quot;&quot;)" table:style-name="ce30"/>
          <table:table-cell office:value-type="string" office:string-value="" table:formula="of:=IF(AND([.J$1]&gt;=YEAR([.$F33])*100+MONTH([.$F33]);[.J$1]&lt;=YEAR([.$G33])*100+MONTH([.$G33]));&quot;X&quot;;&quot;&quot;)" table:style-name="ce30"/>
          <table:table-cell office:value-type="string" office:string-value="" table:formula="of:=IF(AND([.K$1]&gt;=YEAR([.$F33])*100+MONTH([.$F33]);[.K$1]&lt;=YEAR([.$G33])*100+MONTH([.$G33]));&quot;X&quot;;&quot;&quot;)" table:style-name="ce30"/>
          <table:table-cell office:value-type="string" office:string-value="" table:formula="of:=IF(AND([.L$1]&gt;=YEAR([.$F33])*100+MONTH([.$F33]);[.L$1]&lt;=YEAR([.$G33])*100+MONTH([.$G33]));&quot;X&quot;;&quot;&quot;)" table:style-name="ce30"/>
          <table:table-cell office:value-type="string" office:string-value="" table:formula="of:=IF(AND([.M$1]&gt;=YEAR([.$F33])*100+MONTH([.$F33]);[.M$1]&lt;=YEAR([.$G33])*100+MONTH([.$G33]));&quot;X&quot;;&quot;&quot;)" table:style-name="ce30"/>
          <table:table-cell office:value-type="string" office:string-value="X" table:formula="of:=IF(AND([.N$1]&gt;=YEAR([.$F33])*100+MONTH([.$F33]);[.N$1]&lt;=YEAR([.$G33])*100+MONTH([.$G33]));&quot;X&quot;;&quot;&quot;)" table:style-name="ce30">
            <text:p>X</text:p>
          </table:table-cell>
          <table:table-cell office:value-type="string" office:string-value="X" table:formula="of:=IF(AND([.O$1]&gt;=YEAR([.$F33])*100+MONTH([.$F33]);[.O$1]&lt;=YEAR([.$G33])*100+MONTH([.$G33]));&quot;X&quot;;&quot;&quot;)" table:style-name="ce30">
            <text:p>X</text:p>
          </table:table-cell>
          <table:table-cell office:value-type="string" office:string-value="" table:formula="of:=IF(AND([.P$1]&gt;=YEAR([.$F33])*100+MONTH([.$F33]);[.P$1]&lt;=YEAR([.$G33])*100+MONTH([.$G33]));&quot;X&quot;;&quot;&quot;)" table:style-name="ce30"/>
          <table:table-cell office:value-type="string" office:string-value="" table:formula="of:=IF(AND([.Q$1]&gt;=YEAR([.$F33])*100+MONTH([.$F33]);[.Q$1]&lt;=YEAR([.$G33])*100+MONTH([.$G33]));&quot;X&quot;;&quot;&quot;)" table:style-name="ce30"/>
          <table:table-cell office:value-type="string" office:string-value="" table:formula="of:=IF(AND([.R$1]&gt;=YEAR([.$F33])*100+MONTH([.$F33]);[.R$1]&lt;=YEAR([.$G33])*100+MONTH([.$G33]));&quot;X&quot;;&quot;&quot;)" table:style-name="ce30"/>
          <table:table-cell office:value-type="string" office:string-value="" table:formula="of:=IF(AND([.S$1]&gt;=YEAR([.$F33])*100+MONTH([.$F33]);[.S$1]&lt;=YEAR([.$G33])*100+MONTH([.$G33]));&quot;X&quot;;&quot;&quot;)" table:style-name="ce30"/>
          <table:table-cell table:number-columns-repeated="16365"/>
        </table:table-row>
        <table:table-row table:style-name="ro3">
          <table:table-cell office:value-type="string" table:style-name="ce22">
            <text:p>A5.2</text:p>
          </table:table-cell>
          <table:table-cell office:value-type="string" table:style-name="ce11">
            <text:p>Attuazione del Piano<text:span text:style-name="T2">: promozione e comunicazione della buona pratica nei confronti dei principali stakeholder degli Enti del partenariato e di ulteriori enti potenzialmente interessati</text:span><text:span text:style-name="T2"/></text:p>
            <text:p><text:span text:style-name="T2">Output:</text:span><text:span text:style-name="T2"/></text:p>
            <text:p><text:span text:style-name="T2">- Svolgimento di eventi a livello locale e nazionale</text:span><text:span text:style-name="T2"/></text:p>
            <text:p><text:span text:style-name="T2">- Comunicazione della buona pratica ad altri Enti attraverso la rete dei contatti degli Enti del partenariato, newsletter, strumenti di collaborazione, newsgroup, articoli, ecc.</text:span></text:p>
          </table:table-cell>
          <table:table-cell office:value-type="float" office:value="2" table:style-name="ce16">
            <text:p>2</text:p>
          </table:table-cell>
          <table:table-cell office:value-type="date" office:date-value="2018-06-04T00:00:00" table:style-name="ce14">
            <text:p>4/6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9-01-02T00:00:00" table:style-name="ce14">
            <text:p>2/1/19</text:p>
          </table:table-cell>
          <table:table-cell office:value-type="date" office:date-value="2019-03-31T00:00:00" table:style-name="ce14">
            <text:p>31/3/19</text:p>
          </table:table-cell>
          <table:table-cell office:value-type="string" office:string-value="" table:formula="of:=IF(AND([.H$1]&gt;=YEAR([.$F34])*100+MONTH([.$F34]);[.H$1]&lt;=YEAR([.$G34])*100+MONTH([.$G34]));&quot;X&quot;;&quot;&quot;)" table:style-name="ce30"/>
          <table:table-cell office:value-type="string" office:string-value="" table:formula="of:=IF(AND([.I$1]&gt;=YEAR([.$F34])*100+MONTH([.$F34]);[.I$1]&lt;=YEAR([.$G34])*100+MONTH([.$G34]));&quot;X&quot;;&quot;&quot;)" table:style-name="ce30"/>
          <table:table-cell office:value-type="string" office:string-value="" table:formula="of:=IF(AND([.J$1]&gt;=YEAR([.$F34])*100+MONTH([.$F34]);[.J$1]&lt;=YEAR([.$G34])*100+MONTH([.$G34]));&quot;X&quot;;&quot;&quot;)" table:style-name="ce30"/>
          <table:table-cell office:value-type="string" office:string-value="" table:formula="of:=IF(AND([.K$1]&gt;=YEAR([.$F34])*100+MONTH([.$F34]);[.K$1]&lt;=YEAR([.$G34])*100+MONTH([.$G34]));&quot;X&quot;;&quot;&quot;)" table:style-name="ce30"/>
          <table:table-cell office:value-type="string" office:string-value="" table:formula="of:=IF(AND([.L$1]&gt;=YEAR([.$F34])*100+MONTH([.$F34]);[.L$1]&lt;=YEAR([.$G34])*100+MONTH([.$G34]));&quot;X&quot;;&quot;&quot;)" table:style-name="ce30"/>
          <table:table-cell office:value-type="string" office:string-value="" table:formula="of:=IF(AND([.M$1]&gt;=YEAR([.$F34])*100+MONTH([.$F34]);[.M$1]&lt;=YEAR([.$G34])*100+MONTH([.$G34]));&quot;X&quot;;&quot;&quot;)" table:style-name="ce30"/>
          <table:table-cell office:value-type="string" office:string-value="" table:formula="of:=IF(AND([.N$1]&gt;=YEAR([.$F34])*100+MONTH([.$F34]);[.N$1]&lt;=YEAR([.$G34])*100+MONTH([.$G34]));&quot;X&quot;;&quot;&quot;)" table:style-name="ce30"/>
          <table:table-cell office:value-type="string" office:string-value="" table:formula="of:=IF(AND([.O$1]&gt;=YEAR([.$F34])*100+MONTH([.$F34]);[.O$1]&lt;=YEAR([.$G34])*100+MONTH([.$G34]));&quot;X&quot;;&quot;&quot;)" table:style-name="ce30"/>
          <table:table-cell office:value-type="string" office:string-value="X" table:formula="of:=IF(AND([.P$1]&gt;=YEAR([.$F34])*100+MONTH([.$F34]);[.P$1]&lt;=YEAR([.$G34])*100+MONTH([.$G34]));&quot;X&quot;;&quot;&quot;)" table:style-name="ce30">
            <text:p>X</text:p>
          </table:table-cell>
          <table:table-cell office:value-type="string" office:string-value="X" table:formula="of:=IF(AND([.Q$1]&gt;=YEAR([.$F34])*100+MONTH([.$F34]);[.Q$1]&lt;=YEAR([.$G34])*100+MONTH([.$G34]));&quot;X&quot;;&quot;&quot;)" table:style-name="ce30">
            <text:p>X</text:p>
          </table:table-cell>
          <table:table-cell office:value-type="string" office:string-value="X" table:formula="of:=IF(AND([.R$1]&gt;=YEAR([.$F34])*100+MONTH([.$F34]);[.R$1]&lt;=YEAR([.$G34])*100+MONTH([.$G34]));&quot;X&quot;;&quot;&quot;)" table:style-name="ce30">
            <text:p>X</text:p>
          </table:table-cell>
          <table:table-cell office:value-type="string" office:string-value="" table:formula="of:=IF(AND([.S$1]&gt;=YEAR([.$F34])*100+MONTH([.$F34]);[.S$1]&lt;=YEAR([.$G34])*100+MONTH([.$G34]));&quot;X&quot;;&quot;&quot;)" table:style-name="ce30"/>
          <table:table-cell table:number-columns-repeated="16365"/>
        </table:table-row>
        <table:table-row table:style-name="ro3">
          <table:table-cell office:value-type="string" table:style-name="ce22">
            <text:p>A5.3</text:p>
          </table:table-cell>
          <table:table-cell office:value-type="string" table:style-name="ce11">
            <text:p>Attuazione del Piano<text:span text:style-name="T2">: disseminazione della buona pratica (obiettivi, elementi caratterizzanti, attività, ecc.) sulla base dei punti B11 e B12 allegato E, allegato D ed indicazioni AdG</text:span><text:span text:style-name="T2"/></text:p>
            <text:p><text:span text:style-name="T2">Output:</text:span><text:span text:style-name="T2"/></text:p>
            <text:p><text:span text:style-name="T2">- Pubblicazione della buona pratica nel portale dell'Open Community (plurilingue)</text:span><text:span text:style-name="T2"/></text:p>
            <text:p><text:span text:style-name="T2">- Pubblicazione webinar online nel portale dell'Open Community e su youtube (plurilingue)</text:span><text:span text:style-name="T2"/></text:p>
            <text:p><text:span text:style-name="T2">- Pubblicazione corsi su piattaforma e-leaning degli Enti del partenariato disponibile anche per altri enti interessati (plurilingue)</text:span><text:span text:style-name="T2"/></text:p>
            <text:p><text:span text:style-name="T2">- Pubblicazione corsi su piattaforma e-leaning degli Enti del partenariato disponibile anche per altri enti interessati</text:span></text:p>
          </table:table-cell>
          <table:table-cell office:value-type="float" office:value="2" table:style-name="ce16">
            <text:p>2</text:p>
          </table:table-cell>
          <table:table-cell office:value-type="date" office:date-value="2018-06-04T00:00:00" table:style-name="ce14">
            <text:p>4/6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9-01-02T00:00:00" table:style-name="ce14">
            <text:p>2/1/19</text:p>
          </table:table-cell>
          <table:table-cell office:value-type="date" office:date-value="2019-03-31T00:00:00" table:style-name="ce14">
            <text:p>31/3/19</text:p>
          </table:table-cell>
          <table:table-cell office:value-type="string" office:string-value="" table:formula="of:=IF(AND([.H$1]&gt;=YEAR([.$F35])*100+MONTH([.$F35]);[.H$1]&lt;=YEAR([.$G35])*100+MONTH([.$G35]));&quot;X&quot;;&quot;&quot;)" table:style-name="ce30"/>
          <table:table-cell office:value-type="string" office:string-value="" table:formula="of:=IF(AND([.I$1]&gt;=YEAR([.$F35])*100+MONTH([.$F35]);[.I$1]&lt;=YEAR([.$G35])*100+MONTH([.$G35]));&quot;X&quot;;&quot;&quot;)" table:style-name="ce30"/>
          <table:table-cell office:value-type="string" office:string-value="" table:formula="of:=IF(AND([.J$1]&gt;=YEAR([.$F35])*100+MONTH([.$F35]);[.J$1]&lt;=YEAR([.$G35])*100+MONTH([.$G35]));&quot;X&quot;;&quot;&quot;)" table:style-name="ce30"/>
          <table:table-cell office:value-type="string" office:string-value="" table:formula="of:=IF(AND([.K$1]&gt;=YEAR([.$F35])*100+MONTH([.$F35]);[.K$1]&lt;=YEAR([.$G35])*100+MONTH([.$G35]));&quot;X&quot;;&quot;&quot;)" table:style-name="ce30"/>
          <table:table-cell office:value-type="string" office:string-value="" table:formula="of:=IF(AND([.L$1]&gt;=YEAR([.$F35])*100+MONTH([.$F35]);[.L$1]&lt;=YEAR([.$G35])*100+MONTH([.$G35]));&quot;X&quot;;&quot;&quot;)" table:style-name="ce30"/>
          <table:table-cell office:value-type="string" office:string-value="" table:formula="of:=IF(AND([.M$1]&gt;=YEAR([.$F35])*100+MONTH([.$F35]);[.M$1]&lt;=YEAR([.$G35])*100+MONTH([.$G35]));&quot;X&quot;;&quot;&quot;)" table:style-name="ce30"/>
          <table:table-cell office:value-type="string" office:string-value="" table:formula="of:=IF(AND([.N$1]&gt;=YEAR([.$F35])*100+MONTH([.$F35]);[.N$1]&lt;=YEAR([.$G35])*100+MONTH([.$G35]));&quot;X&quot;;&quot;&quot;)" table:style-name="ce30"/>
          <table:table-cell office:value-type="string" office:string-value="" table:formula="of:=IF(AND([.O$1]&gt;=YEAR([.$F35])*100+MONTH([.$F35]);[.O$1]&lt;=YEAR([.$G35])*100+MONTH([.$G35]));&quot;X&quot;;&quot;&quot;)" table:style-name="ce30"/>
          <table:table-cell office:value-type="string" office:string-value="X" table:formula="of:=IF(AND([.P$1]&gt;=YEAR([.$F35])*100+MONTH([.$F35]);[.P$1]&lt;=YEAR([.$G35])*100+MONTH([.$G35]));&quot;X&quot;;&quot;&quot;)" table:style-name="ce30">
            <text:p>X</text:p>
          </table:table-cell>
          <table:table-cell office:value-type="string" office:string-value="X" table:formula="of:=IF(AND([.Q$1]&gt;=YEAR([.$F35])*100+MONTH([.$F35]);[.Q$1]&lt;=YEAR([.$G35])*100+MONTH([.$G35]));&quot;X&quot;;&quot;&quot;)" table:style-name="ce30">
            <text:p>X</text:p>
          </table:table-cell>
          <table:table-cell office:value-type="string" office:string-value="X" table:formula="of:=IF(AND([.R$1]&gt;=YEAR([.$F35])*100+MONTH([.$F35]);[.R$1]&lt;=YEAR([.$G35])*100+MONTH([.$G35]));&quot;X&quot;;&quot;&quot;)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16365"/>
        </table:table-row>
        <table:table-row table:number-rows-repeated="13" table:style-name="ro1">
          <table:table-cell table:style-name="ce23"/>
          <table:table-cell table:style-name="ce1"/>
          <table:table-cell table:style-name="ce24"/>
          <table:table-cell table:number-columns-repeated="4" table:style-name="ce25"/>
          <table:table-cell table:number-columns-repeated="16377" table:style-name="ce1"/>
        </table:table-row>
        <table:table-row table:number-rows-repeated="952" table:style-name="ro1">
          <table:table-cell table:style-name="ce23"/>
          <table:table-cell table:style-name="ce1"/>
          <table:table-cell table:style-name="ce24"/>
          <table:table-cell table:number-columns-repeated="4" table:style-name="ce25"/>
          <table:table-cell table:number-columns-repeated="16377"/>
        </table:table-row>
        <table:table-row table:number-rows-repeated="1047576" table:style-name="ro4">
          <table:table-cell table:number-columns-repeated="16384"/>
        </table:table-row>
        <table:named-expressions>
          <table:named-range table:name="_FilterDatabase" table:cell-range-address="AZIONI.$A$2:AZIONI.$S$35" table:base-cell-address="AZIONI.$A$1"/>
          <table:named-range table:name="_xlnm__FilterDatabase" table:cell-range-address="AZIONI.$A$2:AZIONI.$S$35" table:base-cell-address="AZIONI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fo:background-color="#D9D9D9"/>
    </style:style>
    <style:style style:name="cf2" style:family="table-cell" style:data-style-name="N0">
      <style:table-cell-properties fo:background-color="#B4C7E7"/>
    </style:style>
    <style:style style:name="cf3" style:family="table-cell" style:data-style-name="N0">
      <style:table-cell-properties fo:background-color="#C5E0B4"/>
    </style:style>
    <style:style style:name="cf4" style:family="table-cell" style:data-style-name="N0">
      <style:table-cell-properties fo:background-color="#FFE699"/>
    </style:style>
    <style:style style:name="cf5" style:family="table-cell" style:data-style-name="N0">
      <style:table-cell-properties fo:background-color="#F8CBAD"/>
    </style:style>
    <style:style style:name="ConditionalStyle_1" style:family="table-cell" style:data-style-name="N0">
      <style:table-cell-properties style:vertical-align="automatic" fo:background-color="#D9D9D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6" style:family="table-cell">
      <style:table-cell-properties fo:background-color="#D9D9D9"/>
      <style:text-properties fo:color="#000000" style:font-family-generic="swiss"/>
    </style:style>
    <style:style style:name="cf7" style:family="table-cell">
      <style:table-cell-properties fo:background-color="#B4C7E7"/>
      <style:text-properties fo:color="#000000" style:font-family-generic="swiss"/>
    </style:style>
    <style:style style:name="cf8" style:family="table-cell">
      <style:table-cell-properties fo:background-color="#C5E0B4"/>
      <style:text-properties fo:color="#000000" style:font-family-generic="swiss"/>
    </style:style>
    <style:style style:name="cf9" style:family="table-cell">
      <style:table-cell-properties fo:background-color="#FFE699"/>
      <style:text-properties fo:color="#000000" style:font-family-generic="swiss"/>
    </style:style>
    <style:style style:name="cf10" style:family="table-cell">
      <style:table-cell-properties fo:background-color="#F8CBA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1.34724409448819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file-name text:display="name-and-extension">???</text:file-name></text:span><text:span text:style-name="T1"><text:s/></text:span><text:span text:style-name="T1">-</text:span><text:span text:style-name="T1"><text:s/></text:span><text:span text:style-name="T1"><text:sheet-name>???</text:sheet-name>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Giovanni Galazzini</meta:initial-creator>
    <dc:creator>Giovanni Galazzini</dc:creator>
    <meta:creation-date>2018-11-13T09:03:38Z</meta:creation-date>
    <dc:date>2018-11-13T09:19:53Z</dc:date>
    <meta:editing-cycles>1</meta:editing-cycles>
    <meta:editing-duration>PT60S</meta:editing-duration>
  </office:meta>
</office:document-meta>
</file>